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hidden" draw:shadow-color="#808080"/>
    </style:style>
    <style:style style:name="gr2" style:family="graphic">
      <style:graphic-properties style:protect="size"/>
    </style:style>
    <style:style style:name="gr3"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15cm" fo:padding-bottom="0.115cm" fo:padding-left="0.23cm" fo:padding-right="0.23cm" fo:wrap-option="wrap" draw:shadow="hidden" draw:shadow-color="#808080"/>
    </style:style>
    <style:style style:name="gr4"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wrap" draw:shadow="hidden" draw:shadow-color="#808080"/>
    </style:style>
    <style:style style:name="gr5"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15cm" fo:padding-bottom="0.115cm" fo:padding-left="0.23cm" fo:padding-right="0.23cm" fo:wrap-option="wrap" draw:shadow="hidden" draw:shadow-color="#808080"/>
    </style:style>
    <style:style style:name="gr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 style:family="graphic" style:parent-style-name="standard">
      <style:graphic-properties draw:stroke="none" draw:fill="none" draw:fill-color="#00cc99" draw:textarea-horizontal-align="left" draw:textarea-vertical-align="top" draw:auto-grow-height="true" fo:padding-top="0.115cm" fo:padding-bottom="0.115cm" fo:padding-left="0.23cm" fo:padding-right="0.23cm" fo:wrap-option="wrap" draw:shadow="hidden" draw:shadow-color="#808080"/>
    </style:style>
    <style:style style:name="gr8" style:family="graphic" style:parent-style-name="standard">
      <style:graphic-properties draw:stroke="none" draw:fill="none" draw:fill-color="#00cc99" draw:textarea-horizontal-align="left" draw:textarea-vertical-align="top" draw:auto-grow-height="true" fo:padding-top="0.115cm" fo:padding-bottom="0.115cm" fo:padding-left="0.23cm" fo:padding-right="0.23cm" fo:wrap-option="no-wrap" draw:shadow="hidden" draw:shadow-color="#808080"/>
    </style:style>
    <style:style style:name="gr9"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wrap" draw:shadow="hidden" draw:shadow-color="#808080"/>
    </style:style>
    <style:style style:name="gr10" style:family="graphic" style:parent-style-name="standard">
      <style:graphic-properties draw:stroke="none" draw:fill="none" draw:fill-color="#00b8ff" draw:textarea-horizontal-align="left" draw:textarea-vertical-align="top" draw:auto-grow-height="false" fo:padding-top="0.039cm" fo:padding-bottom="0.039cm" fo:padding-left="0.079cm" fo:padding-right="0.079cm" fo:wrap-option="no-wrap" draw:shadow="hidden" draw:shadow-color="#808080"/>
    </style:style>
    <style:style style:name="gr11" style:family="graphic" style:parent-style-name="standard">
      <style:graphic-properties draw:stroke="none" draw:fill="solid" draw:fill-color="#00cc99" draw:textarea-horizontal-align="left" draw:textarea-vertical-align="top" draw:auto-grow-height="false" fo:padding-top="0.039cm" fo:padding-bottom="0.039cm" fo:padding-left="0.079cm" fo:padding-right="0.079cm" fo:wrap-option="no-wrap" draw:shadow="hidden" draw:shadow-color="#808080"/>
    </style:style>
    <style:style style:name="gr12"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039cm" fo:padding-bottom="0.039cm" fo:padding-left="0.078cm" fo:padding-right="0.078cm" fo:wrap-option="no-wrap" draw:shadow="hidden" draw:shadow-color="#808080"/>
    </style:style>
    <style:style style:name="gr13" style:family="graphic" style:parent-style-name="standard">
      <style:graphic-properties draw:visible-area-left="0cm" draw:visible-area-top="0cm" draw:visible-area-width="7.355cm" draw:visible-area-height="4.154cm"/>
    </style:style>
    <style:style style:name="gr14" style:family="graphic" style:parent-style-name="standard">
      <style:graphic-properties draw:stroke="solid" svg:stroke-width="0.026cm" svg:stroke-color="#000000" draw:marker-start="msArrowOvalEnd_20_5" draw:marker-start-width="0.21cm" draw:marker-start-center="tru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5" style:family="graphic" style:parent-style-name="standard">
      <style:graphic-properties draw:visible-area-left="0cm" draw:visible-area-top="0cm" draw:visible-area-width="23.68cm" draw:visible-area-height="3.519cm"/>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stroke="none" draw:fill="none" draw:fill-color="#00cc99" draw:auto-grow-height="true" fo:min-height="11.604cm" draw:shadow="hidden" draw:shadow-color="#808080"/>
    </style:style>
    <style:style style:name="pr4" style:family="presentation" style:parent-style-name="Default-title">
      <style:graphic-properties draw:stroke="none" draw:fill="none" draw:fill-color="#00cc99" draw:textarea-horizontal-align="right" draw:textarea-vertical-align="middle" draw:auto-grow-height="true" draw:auto-grow-width="false" fo:min-height="2.07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1.594cm" fo:min-width="0cm" fo:padding-top="0.13cm" fo:padding-bottom="0.13cm" fo:padding-left="0.25cm" fo:padding-right="0.25cm" fo:wrap-option="no-wrap" draw:shadow="hidden" draw:shadow-color="#808080"/>
    </style:style>
    <style:style style:name="pr6" style:family="presentation" style:parent-style-name="Default-notes">
      <style:graphic-properties draw:fill-color="#ffffff" fo:min-height="11.604cm"/>
    </style:style>
    <style:style style:name="pr7" style:family="presentation" style:parent-style-name="Default-title">
      <style:graphic-properties draw:stroke="none" draw:fill="none" draw:fill-color="#00cc99" draw:textarea-horizontal-align="right" draw:textarea-vertical-align="top" draw:auto-grow-height="true" draw:auto-grow-width="false" fo:min-height="2.1cm" fo:min-width="0cm" fo:padding-top="0.115cm" fo:padding-bottom="0.115cm" fo:padding-left="0.23cm" fo:padding-right="0.23cm" fo:wrap-option="no-wrap" draw:shadow="hidden" draw:shadow-color="#808080"/>
    </style:style>
    <style:style style:name="pr8" style:family="presentation" style:parent-style-name="Default-notes">
      <style:graphic-properties draw:stroke="none" draw:fill="none" draw:fill-color="#00cc99" draw:textarea-horizontal-align="left" draw:textarea-vertical-align="top" draw:auto-grow-height="true" draw:auto-grow-width="false" fo:min-height="11.345cm" fo:min-width="0cm" fo:padding-top="0.129cm" fo:padding-bottom="0.129cm" fo:padding-left="0.258cm" fo:padding-right="0.258cm" fo:wrap-option="no-wrap" draw:shadow="hidden" draw:shadow-color="#808080"/>
    </style:style>
    <style:style style:name="pr9" style:family="presentation" style:parent-style-name="Default-outline1">
      <style:graphic-properties draw:stroke="none" draw:fill="none" draw:fill-color="#00cc99" draw:textarea-horizontal-align="left" draw:textarea-vertical-align="top" draw:auto-grow-height="true" draw:auto-grow-width="false" fo:min-height="9.795cm" fo:min-width="0cm" fo:padding-top="0.13cm" fo:padding-bottom="0.13cm" fo:padding-left="0.25cm" fo:padding-right="0.25cm" fo:wrap-option="no-wrap" draw:shadow="hidden" draw:shadow-color="#808080"/>
    </style:style>
    <style:style style:name="pr10" style:family="presentation" style:parent-style-name="Default-title">
      <style:graphic-properties draw:stroke="none" draw:fill="none" draw:fill-color="#00cc99" draw:textarea-horizontal-align="right" draw:textarea-vertical-align="middle" draw:auto-grow-height="true" draw:auto-grow-width="false" fo:min-height="2.55cm" fo:min-width="0cm" fo:padding-top="0cm" fo:padding-bottom="0cm" fo:padding-left="0cm" fo:padding-right="0cm" fo:wrap-option="no-wrap" draw:shadow="hidden" draw:shadow-color="#808080"/>
    </style:style>
    <style:style style:name="pr11" style:family="presentation" style:parent-style-name="Default-outline1">
      <style:graphic-properties draw:stroke="none" draw:fill="none" draw:fill-color="#00cc99" draw:textarea-horizontal-align="left" draw:textarea-vertical-align="top" draw:auto-grow-height="true" draw:auto-grow-width="false" fo:min-height="12.278cm" fo:min-width="0cm" fo:padding-top="0cm" fo:padding-bottom="0cm" fo:padding-left="0cm" fo:padding-right="0cm" fo:wrap-option="no-wrap" draw:shadow="hidden" draw:shadow-color="#808080"/>
    </style:style>
    <style:style style:name="pr12" style:family="presentation" style:parent-style-name="Default-notes">
      <style:graphic-properties draw:stroke="none" draw:fill="none" draw:fill-color="#00cc99" draw:textarea-horizontal-align="left" draw:textarea-vertical-align="middle" draw:auto-grow-height="true" draw:auto-grow-width="false" fo:min-height="11.377cm" fo:min-width="0cm" fo:padding-top="0.113cm" fo:padding-bottom="0.113cm" fo:padding-left="0.226cm" fo:padding-right="0.226cm" fo:wrap-option="wrap" draw:shadow="hidden" draw:shadow-color="#808080"/>
    </style:style>
    <style:style style:name="pr13" style:family="presentation" style:parent-style-name="Default-title">
      <style:graphic-properties draw:fill-color="#ffffff" draw:auto-grow-height="true" fo:min-height="2.331cm"/>
    </style:style>
    <style:style style:name="pr14" style:family="presentation" style:parent-style-name="Default-outline1">
      <style:graphic-properties draw:fill-color="#ffffff" draw:auto-grow-height="true" fo:min-height="13.717cm"/>
    </style:style>
    <style:style style:name="pr15" style:family="presentation" style:parent-style-name="Default-notes">
      <style:graphic-properties draw:fill-color="#ffffff" fo:min-height="11.353cm"/>
    </style:style>
    <style:style style:name="pr16" style:family="presentation" style:parent-style-name="Default-outline1">
      <style:graphic-properties draw:stroke="none" draw:fill="none" draw:fill-color="#00cc99" draw:textarea-horizontal-align="left" draw:textarea-vertical-align="top" draw:auto-grow-height="true" draw:auto-grow-width="false" fo:min-height="12.229cm" fo:min-width="0cm" fo:padding-top="0.13cm" fo:padding-bottom="0.13cm" fo:padding-left="0.25cm" fo:padding-right="0.25cm" fo:wrap-option="no-wrap" draw:shadow="hidden" draw:shadow-color="#808080"/>
    </style:style>
    <style:style style:name="pr17" style:family="presentation" style:parent-style-name="Default-outline1">
      <style:graphic-properties draw:stroke="none" draw:fill="none" draw:fill-color="#00cc99" fo:min-height="11.855cm" draw:shadow="hidden" draw:shadow-color="#808080"/>
    </style:style>
    <style:style style:name="pr18" style:family="presentation" style:parent-style-name="Default-outline1">
      <style:graphic-properties draw:stroke="none" draw:fill="none" draw:fill-color="#00cc99" draw:textarea-horizontal-align="left" draw:textarea-vertical-align="top" draw:auto-grow-height="true" draw:auto-grow-width="false" fo:min-height="12.697cm" fo:min-width="0cm" fo:padding-top="0.13cm" fo:padding-bottom="0.13cm" fo:padding-left="0.25cm" fo:padding-right="0.25cm" fo:wrap-option="no-wrap" draw:shadow="hidden" draw:shadow-color="#808080"/>
    </style:style>
    <style:style style:name="pr19" style:family="presentation" style:parent-style-name="Default-outline1">
      <style:graphic-properties draw:stroke="none" draw:fill="none" draw:fill-color="#00cc99" draw:textarea-horizontal-align="justify" draw:textarea-vertical-align="top" draw:auto-grow-height="true" draw:auto-grow-width="false" fo:min-height="11.594cm" fo:min-width="0cm" fo:padding-top="0.13cm" fo:padding-bottom="0.13cm" fo:padding-left="0.25cm" fo:padding-right="0.25cm" fo:wrap-option="no-wrap" draw:shadow="hidden" draw:shadow-color="#808080"/>
    </style:style>
    <style:style style:name="pr20" style:family="presentation" style:parent-style-name="Default-notes">
      <style:graphic-properties draw:fill-color="#ffffff" draw:auto-grow-height="true" fo:min-height="11.604cm"/>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46cm" fo:margin-bottom="0cm" fo:line-height="80%" fo:text-align="center" text:enable-numbering="false" fo:text-indent="0cm"/>
    </style:style>
    <style:style style:name="P4" style:family="paragraph">
      <style:paragraph-properties fo:margin-left="1.27cm" fo:margin-right="0cm" fo:margin-top="0.246cm" fo:margin-bottom="0cm" fo:line-height="70%" fo:text-align="center" text:enable-numbering="false" fo:text-indent="0cm"/>
    </style:style>
    <style:style style:name="P5" style:family="paragraph">
      <style:paragraph-properties fo:margin-left="0cm" fo:margin-right="0cm" fo:margin-top="0.308cm" fo:margin-bottom="0cm" text:enable-numbering="false"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cm" fo:margin-right="0cm" text:enable-numbering="false" fo:text-indent="0cm"/>
    </style:style>
    <style:style style:name="P9" style:family="paragraph">
      <style:paragraph-properties fo:margin-left="0.952cm" fo:margin-right="0cm" fo:margin-top="0.211cm" fo:margin-bottom="0cm" fo:line-height="77%" text:enable-numbering="true" fo:text-indent="-0.952cm"/>
    </style:style>
    <style:style style:name="P10" style:family="paragraph">
      <style:paragraph-properties fo:margin-left="2.063cm" fo:margin-right="0cm" fo:margin-top="0.211cm" fo:margin-bottom="0cm" fo:line-height="77%" text:enable-numbering="true" fo:text-indent="-0.793cm"/>
    </style:style>
    <style:style style:name="P11" style:family="paragraph">
      <style:paragraph-properties fo:margin-left="0.952cm" fo:margin-right="0cm" fo:text-indent="-0.952cm" style:writing-mode="lr-tb"/>
    </style:style>
    <style:style style:name="P12" style:family="paragraph">
      <style:paragraph-properties fo:margin-left="0.952cm" fo:margin-right="0cm" fo:margin-top="0.246cm" fo:margin-bottom="0cm" text:enable-numbering="true" fo:text-indent="-0.952cm"/>
    </style:style>
    <style:style style:name="P13" style:family="paragraph">
      <style:paragraph-properties fo:margin-left="0.952cm" fo:margin-right="0cm" fo:margin-top="0.211cm" fo:margin-bottom="0cm" text:enable-numbering="true" fo:text-indent="-0.952cm"/>
    </style:style>
    <style:style style:name="P14" style:family="paragraph">
      <style:paragraph-properties fo:margin-left="2.063cm" fo:margin-right="0cm" fo:margin-top="0.176cm" fo:margin-bottom="0cm" text:enable-numbering="true" fo:text-indent="-0.793cm"/>
    </style:style>
    <style:style style:name="P15" style:family="paragraph">
      <style:paragraph-properties fo:margin-left="0cm" fo:margin-right="0cm" text:enable-numbering="true" fo:text-indent="0cm"/>
    </style:style>
    <style:style style:name="P16" style:family="paragraph">
      <style:paragraph-properties fo:text-align="center" style:writing-mode="lr-tb"/>
      <style:text-properties fo:font-size="24pt"/>
    </style:style>
    <style:style style:name="P17" style:family="paragraph">
      <style:paragraph-properties fo:margin-left="0cm" fo:margin-right="0cm" fo:margin-top="0.158cm" fo:margin-bottom="0cm" text:enable-numbering="false" fo:text-indent="0cm"/>
    </style:style>
    <style:style style:name="P18" style:family="paragraph">
      <style:paragraph-properties fo:margin-left="2.063cm" fo:margin-right="0cm" fo:margin-top="0.211cm" fo:margin-bottom="0cm" text:enable-numbering="true" fo:text-indent="-0.793cm"/>
    </style:style>
    <style:style style:name="P19" style:family="paragraph">
      <style:paragraph-properties fo:margin-left="0.952cm" fo:margin-right="0cm" fo:margin-top="0.246cm" fo:margin-bottom="0cm" fo:line-height="90%" text:enable-numbering="true" fo:text-indent="-0.952cm"/>
    </style:style>
    <style:style style:name="P20" style:family="paragraph">
      <style:paragraph-properties fo:margin-left="2.063cm" fo:margin-right="0cm" fo:margin-top="0.211cm" fo:margin-bottom="0cm" fo:line-height="90%" text:enable-numbering="true" fo:text-indent="-0.793cm"/>
    </style:style>
    <style:style style:name="P21" style:family="paragraph">
      <style:paragraph-properties fo:margin-left="0.952cm" fo:margin-right="0cm" fo:margin-top="0.211cm" fo:margin-bottom="0cm" fo:line-height="87%" text:enable-numbering="true" fo:text-indent="-0.952cm"/>
    </style:style>
    <style:style style:name="P22" style:family="paragraph">
      <style:paragraph-properties fo:margin-left="0.952cm" fo:margin-right="0cm" fo:margin-top="0.176cm" fo:margin-bottom="0cm" fo:line-height="87%" text:enable-numbering="true" fo:text-indent="-0.952cm"/>
    </style:style>
    <style:style style:name="P23" style:family="paragraph">
      <style:paragraph-properties fo:margin-left="0.952cm" fo:margin-right="0cm" fo:margin-top="0.176cm" fo:margin-bottom="0cm" fo:line-height="90%" text:enable-numbering="true" fo:text-indent="-0.952cm"/>
    </style:style>
    <style:style style:name="P24" style:family="paragraph">
      <style:paragraph-properties fo:margin-left="0.273cm" fo:margin-right="0cm" fo:margin-top="0.114cm" fo:margin-bottom="0cm" fo:line-height="100%" text:enable-numbering="false" fo:text-indent="-0.273cm" style:punctuation-wrap="simple" style:line-break="normal"/>
    </style:style>
    <style:style style:name="P25" style:family="paragraph">
      <style:paragraph-properties fo:margin-left="0.952cm" fo:margin-right="0cm" fo:margin-top="0.194cm" fo:margin-bottom="0cm" fo:line-height="93%" text:enable-numbering="true" fo:text-indent="-0.952cm"/>
    </style:style>
    <style:style style:name="P26" style:family="paragraph">
      <style:paragraph-properties fo:margin-left="2.063cm" fo:margin-right="0cm" fo:margin-top="0.176cm" fo:margin-bottom="0cm" fo:line-height="90%" text:enable-numbering="true" fo:text-indent="-0.793cm"/>
    </style:style>
    <style:style style:name="P27" style:family="paragraph">
      <style:paragraph-properties fo:margin-left="0.952cm" fo:margin-right="0cm" fo:margin-top="0.194cm" fo:margin-bottom="0cm" fo:line-height="90%" text:enable-numbering="true" fo:text-indent="-0.952cm"/>
    </style:style>
    <style:style style:name="P28" style:family="paragraph">
      <style:paragraph-properties fo:margin-left="0.952cm" fo:margin-right="0cm" fo:margin-top="0.246cm" fo:margin-bottom="0cm" fo:line-height="93%" text:enable-numbering="true" fo:text-indent="-0.952cm"/>
    </style:style>
    <style:style style:name="P29" style:family="paragraph">
      <style:paragraph-properties fo:margin-left="1.199cm" fo:margin-right="0cm" fo:margin-top="0.176cm" fo:margin-bottom="0cm" text:enable-numbering="true" fo:text-indent="-0.9cm"/>
    </style:style>
    <style:style style:name="P30" style:family="paragraph">
      <style:paragraph-properties fo:margin-left="2.398cm" fo:margin-right="0cm" fo:margin-top="0.158cm" fo:margin-bottom="0cm" text:enable-numbering="true" fo:text-indent="-0.798cm"/>
    </style:style>
    <style:style style:name="P31" style:family="paragraph">
      <style:paragraph-properties fo:margin-left="0.952cm" fo:margin-right="0cm" fo:margin-top="0.211cm" fo:margin-bottom="0cm" fo:line-height="90%" text:enable-numbering="true" fo:text-indent="-0.952cm"/>
    </style:style>
    <style:style style:name="P32" style:family="paragraph">
      <style:paragraph-properties fo:margin-left="3.175cm" fo:margin-right="0cm" fo:margin-top="0.176cm" fo:margin-bottom="0cm" fo:line-height="90%" text:enable-numbering="true" fo:text-indent="-0.635cm"/>
    </style:style>
    <style:style style:name="P33" style:family="paragraph">
      <style:paragraph-properties fo:margin-left="1.481cm" fo:margin-right="0cm" fo:margin-top="0.246cm" fo:margin-bottom="0cm" fo:line-height="80%" text:enable-numbering="true" fo:text-indent="-1.481cm"/>
    </style:style>
    <style:style style:name="P34" style:family="paragraph">
      <style:paragraph-properties fo:margin-left="2.54cm" fo:margin-right="0cm" fo:margin-top="0.211cm" fo:margin-bottom="0cm" fo:line-height="80%" text:enable-numbering="true" fo:text-indent="-1.27cm"/>
    </style:style>
    <style:style style:name="P35" style:family="paragraph">
      <style:paragraph-properties fo:margin-left="0.952cm" fo:margin-right="0cm" fo:text-indent="-0.952cm"/>
    </style:style>
    <style:style style:name="P36" style:family="paragraph">
      <style:paragraph-properties fo:margin-left="2.063cm" fo:margin-right="0cm" fo:text-indent="-0.793cm"/>
    </style:style>
    <style:style style:name="P37" style:family="paragraph">
      <style:paragraph-properties fo:margin-left="0.952cm" fo:margin-right="0cm" fo:text-indent="-0.952cm"/>
      <style:text-properties fo:font-size="24pt" style:font-size-asian="28pt" style:font-size-complex="28pt"/>
    </style:style>
    <style:style style:name="P38" style:family="paragraph">
      <style:paragraph-properties fo:margin-left="0.952cm" fo:margin-right="0cm" fo:margin-top="0.211cm" fo:margin-bottom="0cm" fo:line-height="80%" text:enable-numbering="true" fo:text-indent="-0.952cm"/>
    </style:style>
    <style:style style:name="P39" style:family="paragraph">
      <style:paragraph-properties fo:margin-left="2.063cm" fo:margin-right="0cm" fo:margin-top="0.176cm" fo:margin-bottom="0cm" fo:line-height="80%" text:enable-numbering="true" fo:text-indent="-0.793cm"/>
    </style:style>
    <style:style style:name="P40" style:family="paragraph">
      <style:paragraph-properties fo:margin-left="0.952cm" fo:margin-right="0cm" fo:text-indent="-0.952cm"/>
      <style:text-properties fo:font-size="18pt"/>
    </style:style>
    <style:style style:name="P41" style:family="paragraph">
      <style:paragraph-properties fo:margin-left="0.952cm" fo:margin-right="0cm" fo:text-indent="-0.952cm"/>
      <style:text-properties fo:font-size="22pt"/>
    </style:style>
    <style:style style:name="P42" style:family="paragraph">
      <style:paragraph-properties fo:margin-left="0.952cm" fo:margin-right="0cm" fo:text-indent="-0.952cm"/>
      <style:text-properties fo:font-size="24pt"/>
    </style:style>
    <style:style style:name="P43" style:family="paragraph">
      <style:paragraph-properties fo:margin-left="3.175cm" fo:margin-right="0cm" fo:margin-top="0.176cm" fo:margin-bottom="0cm" fo:line-height="80%" text:enable-numbering="true" fo:text-indent="-0.635cm"/>
    </style:style>
    <style:style style:name="P44" style:family="paragraph">
      <style:paragraph-properties fo:margin-left="0cm" fo:margin-right="0cm" fo:margin-top="0.176cm" fo:margin-bottom="0cm" fo:line-height="80%" text:enable-numbering="false" fo:text-indent="0cm"/>
    </style:style>
    <style:style style:name="P45" style:family="paragraph">
      <style:paragraph-properties fo:margin-left="0cm" fo:margin-right="0cm" fo:margin-top="0.141cm" fo:margin-bottom="0cm" fo:line-height="80%" text:enable-numbering="false" fo:text-indent="0cm"/>
    </style:style>
    <style:style style:name="P46" style:family="paragraph">
      <style:paragraph-properties fo:margin-left="0.952cm" fo:margin-right="0cm" fo:margin-top="0.088cm" fo:margin-bottom="0cm" fo:line-height="90%" fo:text-align="center" text:enable-numbering="false" fo:text-indent="-0.952cm"/>
    </style:style>
    <style:style style:name="P47" style:family="paragraph">
      <style:paragraph-properties fo:margin-left="0.952cm" fo:margin-right="0cm" fo:margin-top="0.176cm" fo:margin-bottom="0cm" fo:line-height="80%" text:enable-numbering="true" fo:text-indent="-0.952cm"/>
    </style:style>
    <style:style style:name="T1" style:family="text">
      <style:text-properties fo:color="#000000"/>
    </style:style>
    <style:style style:name="T2" style:family="text">
      <style:text-properties fo:font-size="14pt" fo:font-style="italic" style:font-size-asian="14pt" style:font-size-complex="14pt"/>
    </style:style>
    <style:style style:name="T3" style:family="text">
      <style:text-properties fo:font-size="24pt" fo:language="en" fo:country="GB" style:font-size-asian="24pt" style:font-size-complex="24pt"/>
    </style:style>
    <style:style style:name="T4" style:family="text">
      <style:text-properties fo:language="en" fo:country="GB"/>
    </style:style>
    <style:style style:name="T5" style:family="text">
      <style:text-properties fo:font-size="24pt" fo:language="en" fo:country="GB" fo:font-style="italic" style:font-size-asian="24pt" style:font-size-complex="24pt"/>
    </style:style>
    <style:style style:name="T6" style:family="text">
      <style:text-properties fo:language="en" fo:country="US" fo:font-weight="normal"/>
    </style:style>
    <style:style style:name="T7" style:family="text">
      <style:text-properties fo:font-size="24pt" style:font-size-asian="24pt" style:font-size-complex="24pt"/>
    </style:style>
    <style:style style:name="T8" style:family="text">
      <style:text-properties fo:font-size="20pt" style:font-size-asian="20pt" style:font-size-complex="20pt"/>
    </style:style>
    <style:style style:name="T9" style:family="text">
      <style:text-properties fo:font-size="22pt" style:font-size-asian="22pt" style:font-size-complex="22pt"/>
    </style:style>
    <style:style style:name="T10" style:family="text">
      <style:text-properties fo:font-family="Symbol" style:font-family-generic="roman" style:font-pitch="variable" style:font-charset="x-symbol" fo:font-size="22pt" style:font-size-asian="22pt" style:font-size-complex="22pt"/>
    </style:style>
    <style:style style:name="T11" style:family="text">
      <style:text-properties fo:font-size="22pt" fo:font-style="italic" fo:font-weight="bold" style:font-size-asian="22pt" style:font-size-complex="22pt"/>
    </style:style>
    <style:style style:name="T12" style:family="text">
      <style:text-properties fo:font-style="italic"/>
    </style:style>
    <style:style style:name="T13" style:family="text">
      <style:text-properties fo:font-size="20pt" fo:language="en" fo:country="GB" style:font-size-asian="20pt" style:font-size-complex="20pt"/>
    </style:style>
    <style:style style:name="T14" style:family="text">
      <style:text-properties fo:font-size="20pt" fo:language="en" fo:country="US" style:font-size-asian="20pt" style:font-size-complex="20pt"/>
    </style:style>
    <style:style style:name="T15" style:family="text">
      <style:text-properties fo:font-size="20pt" fo:language="en" fo:country="GB" fo:font-weight="normal" style:font-size-asian="20pt" style:font-size-complex="20pt"/>
    </style:style>
    <style:style style:name="T16" style:family="text">
      <style:text-properties fo:color="#000000" fo:font-family="Arial" style:font-pitch="variable" fo:font-size="13pt" fo:font-weight="normal" style:font-size-asian="13pt" style:font-size-complex="13pt"/>
    </style:style>
    <style:style style:name="T17" style:family="text">
      <style:text-properties fo:font-size="22pt" fo:language="en" fo:country="GB" style:font-size-asian="22pt" style:font-size-complex="22pt"/>
    </style:style>
    <style:style style:name="T18" style:family="text">
      <style:text-properties fo:language="en" fo:country="US"/>
    </style:style>
    <style:style style:name="T19" style:family="text">
      <style:text-properties fo:font-size="18pt" fo:language="en" fo:country="GB" style:font-size-asian="18pt" style:font-size-complex="18pt"/>
    </style:style>
    <style:style style:name="T20" style:family="text">
      <style:text-properties fo:language="en" fo:country="US" fo:font-style="italic"/>
    </style:style>
    <style:style style:name="T21" style:family="text">
      <style:text-properties fo:font-size="24pt" style:font-size-asian="28pt" style:font-size-complex="28pt"/>
    </style:style>
    <style:style style:name="T22" style:family="text">
      <style:text-properties fo:font-size="24pt" fo:language="en" fo:country="US" style:font-size-asian="24pt" style:font-size-complex="24pt"/>
    </style:style>
    <style:style style:name="T23" style:family="text">
      <style:text-properties fo:language="en" fo:country="US" fo:font-style="italic" style:text-underline-style="solid" style:text-underline-width="auto" style:text-underline-color="font-color"/>
    </style:style>
    <style:style style:name="T24" style:family="text">
      <style:text-properties fo:font-size="20pt" fo:language="en" fo:country="US" fo:font-style="italic" style:font-size-asian="20pt" style:font-size-complex="20pt"/>
    </style:style>
    <style:style style:name="T25" style:family="text">
      <style:text-properties fo:font-size="24pt"/>
    </style:style>
    <style:style style:name="T26" style:family="text">
      <style:text-properties fo:font-size="24pt" fo:font-style="italic"/>
    </style:style>
    <style:style style:name="T27" style:family="text">
      <style:text-properties fo:font-size="24pt" fo:font-style="normal"/>
    </style:style>
    <style:style style:name="T28" style:family="text">
      <style:text-properties fo:font-style="normal"/>
    </style:style>
    <style:style style:name="T29" style:family="text">
      <style:text-properties fo:font-size="18pt"/>
    </style:style>
    <style:style style:name="T30" style:family="text">
      <style:text-properties fo:font-size="22pt"/>
    </style:style>
    <style:style style:name="T31" style:family="text">
      <style:text-properties fo:font-size="20pt"/>
    </style:style>
    <style:style style:name="T32" style:family="text">
      <style:text-properties fo:font-size="22pt" style:text-underline-style="solid" style:text-underline-width="auto" style:text-underline-color="font-color"/>
    </style:style>
    <style:style style:name="T33" style:family="text">
      <style:text-properties fo:font-size="16pt" fo:language="en" fo:country="US" style:font-size-asian="16pt" style:font-size-complex="16pt"/>
    </style:style>
    <style:style style:name="T34" style:family="text">
      <style:text-properties fo:font-size="10pt" fo:language="en" fo:country="US" style:font-size-asian="10pt" style:font-size-complex="1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273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1.481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Open Source Software (OSS) and Software Assurance" draw:style-name="dp1" draw:master-page-name="Default" presentation:presentation-page-layout-name="AL1T0">
        <draw:frame presentation:style-name="pr1" draw:text-style-name="P2" draw:layer="layout" svg:width="21.59cm" svg:height="4.059cm" svg:x="1.905cm" svg:y="5.908cm" presentation:class="title" presentation:user-transformed="true">
          <draw:text-box>
            <text:p text:style-name="P1"><text:span text:style-name="T1">Free-Libre / Open Source Software (FLOSS) and Software Assurance /</text:span><text:span text:style-name="T1"><text:line-break/></text:span><text:span text:style-name="T1">Software Security</text:span></text:p>
          </draw:text-box>
        </draw:frame>
        <draw:frame presentation:style-name="pr2" draw:text-style-name="P2" draw:layer="layout" svg:width="17.78cm" svg:height="4.869cm" svg:x="3.81cm" svg:y="10.795cm" presentation:class="subtitle" presentation:user-transformed="true">
          <draw:text-box>
            <text:list text:style-name="L2">
              <text:list-item>
                <text:list>
                  <text:list-item>
                    <text:p text:style-name="P3"/>
                  </text:list-item>
                </text:list>
              </text:list-item>
            </text:list>
            <text:list text:style-name="L2">
              <text:list-item>
                <text:list>
                  <text:list-item>
                    <text:p text:style-name="P4">David A. Wheeler</text:p>
                  </text:list-item>
                </text:list>
              </text:list-item>
            </text:list>
            <text:list text:style-name="L2">
              <text:list-item>
                <text:list>
                  <text:list-item>
                    <text:p text:style-name="P4">May 16, 2006</text:p>
                  </text:list-item>
                </text:list>
              </text:list-item>
            </text:list>
          </draw:text-box>
        </draw:frame>
        <draw:custom-shape draw:style-name="gr1" draw:text-style-name="P6" draw:layer="layout" svg:width="16.717cm" svg:height="1.353cm" svg:x="4.873cm" svg:y="16.219cm">
          <text:p text:style-name="P5"><text:span text:style-name="T2">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layer="layout" svg:width="12.889cm" svg:height="9.666cm" svg:x="3.268cm" svg:y="1.936cm" draw:page-number="1"/>
          <draw:frame presentation:style-name="pr3" draw:text-style-name="P7" draw:layer="layout" svg:width="14.243cm" svg:height="11.604cm" svg:x="2.588cm" svg:y="12.246cm" presentation:class="notes" presentation:placeholder="true">
            <draw:text-box/>
          </draw:frame>
        </presentation:notes>
      </draw:page>
      <draw:page draw:name="Definition: Open Source Software (OSS) / Free Software (FS)" draw:style-name="dp1" draw:master-page-name="Default" presentation:presentation-page-layout-name="AL2T1">
        <draw:frame presentation:style-name="pr4" draw:text-style-name="P2" draw:layer="layout" svg:width="19.822cm" svg:height="2.793cm" svg:x="3.673cm" svg:y="1.223cm" presentation:class="title" presentation:user-transformed="true">
          <draw:text-box>
            <text:p text:style-name="P8">Definition: Free-Libre / Open Source Software (FLOSS)</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9"><text:span text:style-name="T3">Free-Libre / Open Source Software (FLOSS) <text:s/>programs have licenses giving users the freedom:</text:span></text:p>
              </text:list-item>
            </text:list>
            <text:list text:style-name="L4">
              <text:list-item>
                <text:list>
                  <text:list-item>
                    <text:p text:style-name="P10"><text:span text:style-name="T4">to run the program for any purpose,</text:span></text:p>
                  </text:list-item>
                </text:list>
              </text:list-item>
            </text:list>
            <text:list text:style-name="L4">
              <text:list-item>
                <text:list>
                  <text:list-item>
                    <text:p text:style-name="P10"><text:span text:style-name="T4">to study and modify the program, and</text:span></text:p>
                  </text:list-item>
                </text:list>
              </text:list-item>
            </text:list>
            <text:list text:style-name="L4">
              <text:list-item>
                <text:list>
                  <text:list-item>
                    <text:p text:style-name="P10"><text:span text:style-name="T4">to freely redistribute copies of either the original or modified program (without royalties, etc.)</text:span></text:p>
                  </text:list-item>
                </text:list>
              </text:list-item>
            </text:list>
            <text:list text:style-name="L4">
              <text:list-item>
                <text:p text:style-name="P9"><text:span text:style-name="T5">Not </text:span><text:span text:style-name="T3">non-commercial, </text:span><text:span text:style-name="T5">not</text:span><text:span text:style-name="T3"> necessarily no-charge</text:span></text:p>
              </text:list-item>
            </text:list>
            <text:list text:style-name="L4">
              <text:list-item>
                <text:list>
                  <text:list-item>
                    <text:p text:style-name="P10"><text:span text:style-name="T4">Often supported via commercial companies</text:span></text:p>
                  </text:list-item>
                </text:list>
              </text:list-item>
            </text:list>
            <text:list text:style-name="L4">
              <text:list-item>
                <text:p text:style-name="P9"><text:span text:style-name="T3">Synonyms: Libre software, FLOS, OSS/FS</text:span></text:p>
              </text:list-item>
            </text:list>
            <text:list text:style-name="L4">
              <text:list-item>
                <text:p text:style-name="P9"><text:span text:style-name="T3">Antonyms: proprietary software, closed software</text:span></text:p>
              </text:list-item>
            </text:list>
          </draw:text-box>
        </draw:frame>
        <presentation:notes draw:style-name="dp3">
          <draw:page-thumbnail draw:style-name="gr2" draw:layer="layout" svg:width="12.889cm" svg:height="9.667cm" svg:x="3.267cm" svg:y="1.936cm" draw:page-number="2" presentation:class="page"/>
          <draw:frame presentation:style-name="pr6" draw:text-style-name="P7" draw:layer="layout" svg:width="14.243cm" svg:height="11.604cm" svg:x="2.588cm" svg:y="12.246cm" presentation:class="notes" presentation:placeholder="true">
            <draw:text-box/>
          </draw:frame>
        </presentation:notes>
      </draw:page>
      <draw:page draw:name="Definition: Software Assurance"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Definition: Software Assurance</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12"><text:span text:style-name="T6">“</text:span><text:span text:style-name="T6">Software assurance (SwA) relates to the level of confidence that software functions as intended and is free of vulnerabilities, either intentionally or unintentionally designed or inserted as part of the software.”</text:span></text:p>
              </text:list-item>
            </text:list>
          </draw:text-box>
        </draw:frame>
        <presentation:notes draw:style-name="dp3">
          <draw:page-thumbnail draw:style-name="gr2" draw:layer="layout" svg:width="12.889cm" svg:height="9.667cm" svg:x="3.267cm" svg:y="1.936cm" draw:page-number="3" presentation:class="page"/>
          <draw:frame presentation:style-name="pr6" draw:text-style-name="P7" draw:layer="layout" svg:width="14.243cm" svg:height="11.604cm" svg:x="2.588cm" svg:y="12.246cm" presentation:class="notes" presentation:placeholder="true">
            <draw:text-box/>
          </draw:frame>
        </presentation:notes>
      </draw:page>
      <draw:page draw:name="Outline"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Outline</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13"><text:span text:style-name="T7">Introduction: FLOSS development</text:span></text:p>
              </text:list-item>
            </text:list>
            <text:list text:style-name="L4">
              <text:list-item>
                <text:p text:style-name="P13"><text:span text:style-name="T7">Extreme claims</text:span></text:p>
              </text:list-item>
            </text:list>
            <text:list text:style-name="L4">
              <text:list-item>
                <text:p text:style-name="P13"><text:span text:style-name="T7">Statistics on Security &amp; Reliability</text:span></text:p>
              </text:list-item>
            </text:list>
            <text:list text:style-name="L4">
              <text:list-item>
                <text:p text:style-name="P13"><text:span text:style-name="T7">Open design: A security fundamental</text:span></text:p>
              </text:list-item>
            </text:list>
            <text:list text:style-name="L4">
              <text:list-item>
                <text:list>
                  <text:list-item>
                    <text:p text:style-name="P14"><text:span text:style-name="T8">Problems with hiding source &amp; vulnerabilities</text:span></text:p>
                  </text:list-item>
                </text:list>
              </text:list-item>
            </text:list>
            <text:list text:style-name="L4">
              <text:list-item>
                <text:p text:style-name="P13"><text:span text:style-name="T7">FLOSS Security Preconditions</text:span></text:p>
              </text:list-item>
            </text:list>
            <text:list text:style-name="L4">
              <text:list-item>
                <text:p text:style-name="P13"><text:span text:style-name="T7">Proprietary advantages… not necessarily</text:span></text:p>
              </text:list-item>
            </text:list>
            <text:list text:style-name="L4">
              <text:list-item>
                <text:p text:style-name="P13"><text:span text:style-name="T7">Special topics: Inserting malicious code, FLOSS bottom line</text:span></text:p>
              </text:list-item>
            </text:list>
            <text:list text:style-name="L4">
              <text:list-item>
                <text:p text:style-name="P13"><text:span text:style-name="T7">Backup: Common criteria, Formal methods</text:span></text:p>
              </text:list-item>
            </text:list>
          </draw:text-box>
        </draw:frame>
        <presentation:notes draw:style-name="dp2">
          <draw:page-thumbnail draw:layer="layout" svg:width="12.889cm" svg:height="9.666cm" svg:x="3.268cm" svg:y="1.936cm" draw:page-number="4"/>
          <draw:frame presentation:style-name="pr3" draw:text-style-name="P7" draw:layer="layout" svg:width="14.243cm" svg:height="11.604cm" svg:x="2.588cm" svg:y="12.246cm" presentation:class="notes" presentation:placeholder="true">
            <draw:text-box/>
          </draw:frame>
        </presentation:notes>
      </draw:page>
      <draw:page draw:name="Typical OSS/FS Development Model" draw:style-name="dp1" draw:master-page-name="Default" presentation:presentation-page-layout-name="AL3T19">
        <draw:frame presentation:style-name="pr7" draw:text-style-name="P2" draw:layer="layout" svg:width="22.225cm" svg:height="2.33cm" svg:x="1.269cm" svg:y="1.454cm" presentation:class="title" presentation:user-transformed="true">
          <draw:text-box>
            <text:p text:style-name="P8">Typical FLOSS Development Model</text:p>
          </draw:text-box>
        </draw:frame>
        <draw:custom-shape draw:style-name="gr3" draw:text-style-name="P6" draw:layer="layout" svg:width="2.685cm" svg:height="1.151cm" svg:x="20.545cm" svg:y="11.712cm">
          <text:p text:style-name="P7"/>
          <draw:enhanced-geometry svg:viewBox="0 0 21600 21600" draw:type="rectangle" draw:enhanced-path="M 0 0 L 21600 0 21600 21600 0 21600 0 0 Z N"/>
        </draw:custom-shape>
        <draw:custom-shape draw:style-name="gr3" draw:text-style-name="P6" draw:layer="layout" svg:width="3.652cm" svg:height="1.151cm" svg:x="16.126cm" svg:y="10.561cm">
          <text:p text:style-name="P7"/>
          <draw:enhanced-geometry svg:viewBox="0 0 21600 21600" draw:type="rectangle" draw:enhanced-path="M 0 0 L 21600 0 21600 21600 0 21600 0 0 Z N"/>
        </draw:custom-shape>
        <draw:custom-shape draw:style-name="gr3" draw:text-style-name="P6" draw:layer="layout" svg:width="3.647cm" svg:height="2.307cm" svg:x="6.72cm" svg:y="6.72cm">
          <text:p text:style-name="P7"/>
          <draw:enhanced-geometry svg:viewBox="0 0 21600 21600" draw:type="rectangle" draw:enhanced-path="M 0 0 L 21600 0 21600 21600 0 21600 0 0 Z N"/>
        </draw:custom-shape>
        <draw:custom-shape draw:style-name="gr3" draw:text-style-name="P6" draw:layer="layout" svg:width="3.646cm" svg:height="1.151cm" svg:x="2.88cm" svg:y="5.186cm">
          <text:p text:style-name="P7"/>
          <draw:enhanced-geometry svg:viewBox="0 0 21600 21600" draw:type="rectangle" draw:enhanced-path="M 0 0 L 21600 0 21600 21600 0 21600 0 0 Z N"/>
        </draw:custom-shape>
        <draw:custom-shape draw:style-name="gr4" draw:text-style-name="P6" draw:id="id1" draw:layer="layout" svg:width="3.647cm" svg:height="1.151cm" svg:x="2.69cm" svg:y="5.569cm">
          <text:p text:style-name="P1"><text:span text:style-name="T9">Developer</text:span></text:p>
          <draw:enhanced-geometry svg:viewBox="0 0 21600 21600" draw:type="rectangle" draw:enhanced-path="M 0 0 L 21600 0 21600 21600 0 21600 0 0 Z N"/>
        </draw:custom-shape>
        <draw:custom-shape draw:style-name="gr4" draw:text-style-name="P6" draw:id="id2" draw:layer="layout" svg:width="3.647cm" svg:height="2.306cm" svg:x="6.337cm" svg:y="7.104cm">
          <text:p text:style-name="P1"><text:span text:style-name="T9">Trusted</text:span><text:span text:style-name="T9"><text:line-break/></text:span><text:span text:style-name="T9">Developer</text:span></text:p>
          <draw:enhanced-geometry svg:viewBox="0 0 21600 21600" draw:type="rectangle" draw:enhanced-path="M 0 0 L 21600 0 21600 21600 0 21600 0 0 Z N"/>
        </draw:custom-shape>
        <draw:custom-shape draw:style-name="gr5" draw:text-style-name="P6" draw:layer="layout" svg:width="21.696cm" svg:height="3.647cm" svg:x="2.112cm" svg:y="13.635cm">
          <text:list text:style-name="L3">
            <text:list-item>
              <text:p text:style-name="P15"><text:span text:style-name="T9"><text:s/></text:span><text:span text:style-name="T9">FLOSS users typically use software without paying licensing fees</text:span></text:p>
            </text:list-item>
          </text:list>
          <text:list text:style-name="L3">
            <text:list-item>
              <text:p text:style-name="P15"><text:span text:style-name="T9"><text:s/></text:span><text:span text:style-name="T9">FLOSS users typically pay for training &amp; support (competed)</text:span></text:p>
            </text:list-item>
          </text:list>
          <text:list text:style-name="L3">
            <text:list-item>
              <text:p text:style-name="P15"><text:span text:style-name="T9"><text:s/></text:span><text:span text:style-name="T9">FLOSS users are responsible for developing new improvements &amp;</text:span><text:span text:style-name="T9"><text:line-break/></text:span><text:span text:style-name="T9">any evaluations that they need; often cooperate/pay others to do so</text:span></text:p>
            </text:list-item>
          </text:list>
          <draw:enhanced-geometry svg:viewBox="0 0 21600 21600" draw:type="rectangle" draw:enhanced-path="M 0 0 L 21600 0 21600 21600 0 21600 0 0 Z N"/>
        </draw:custom-shape>
        <draw:custom-shape draw:style-name="gr4" draw:text-style-name="P6" draw:id="id3" draw:layer="layout" svg:width="3.646cm" svg:height="2.302cm" svg:x="11.426cm" svg:y="8.643cm">
          <text:p text:style-name="P1"><text:span text:style-name="T9">Trusted</text:span><text:span text:style-name="T9"><text:line-break/></text:span><text:span text:style-name="T9">Repository</text:span></text:p>
          <draw:enhanced-geometry svg:viewBox="0 0 21600 21600" draw:type="rectangle" draw:enhanced-path="M 0 0 L 21600 0 21600 21600 0 21600 0 0 Z N"/>
        </draw:custom-shape>
        <draw:custom-shape draw:style-name="gr4" draw:text-style-name="P6" draw:id="id4" draw:layer="layout" svg:width="3.647cm" svg:height="1.151cm" svg:x="15.937cm" svg:y="10.755cm">
          <text:p text:style-name="P1"><text:span text:style-name="T9">Distributor</text:span></text:p>
          <draw:enhanced-geometry svg:viewBox="0 0 21600 21600" draw:type="rectangle" draw:enhanced-path="M 0 0 L 21600 0 21600 21600 0 21600 0 0 Z N"/>
        </draw:custom-shape>
        <draw:custom-shape draw:style-name="gr4" draw:text-style-name="P6" draw:id="id5" draw:layer="layout" svg:width="2.69cm" svg:height="1.151cm" svg:x="20.351cm" svg:y="11.906cm">
          <text:p text:style-name="P1"><text:span text:style-name="T9">User</text:span></text:p>
          <draw:enhanced-geometry svg:viewBox="0 0 21600 21600" draw:type="rectangle" draw:enhanced-path="M 0 0 L 21600 0 21600 21600 0 21600 0 0 Z N"/>
        </draw:custom-shape>
        <draw:connector draw:style-name="gr6" draw:text-style-name="P16" draw:layer="layout" draw:type="line" svg:x1="4.513cm" svg:y1="6.72cm" svg:x2="6.337cm" svg:y2="8.257cm" draw:start-shape="id1" draw:start-glue-point="2" draw:end-shape="id2" draw:end-glue-point="3">
          <text:p text:style-name="P7"/>
        </draw:connector>
        <draw:connector draw:style-name="gr6" draw:text-style-name="P16" draw:layer="layout" draw:type="line" svg:x1="8.16cm" svg:y1="9.41cm" svg:x2="11.426cm" svg:y2="9.794cm" draw:start-shape="id2" draw:start-glue-point="2" draw:end-shape="id3" draw:end-glue-point="3">
          <text:p text:style-name="P7"/>
        </draw:connector>
        <draw:connector draw:style-name="gr6" draw:text-style-name="P16" draw:layer="layout" draw:type="line" svg:x1="13.249cm" svg:y1="10.945cm" svg:x2="15.937cm" svg:y2="11.33cm" draw:start-shape="id3" draw:start-glue-point="2" draw:end-shape="id4" draw:end-glue-point="3">
          <text:p text:style-name="P7"/>
        </draw:connector>
        <draw:connector draw:style-name="gr6" draw:text-style-name="P16" draw:layer="layout" draw:type="line" svg:x1="17.76cm" svg:y1="11.906cm" svg:x2="20.351cm" svg:y2="12.481cm" draw:start-shape="id4" draw:start-glue-point="2" draw:end-shape="id5" draw:end-glue-point="3">
          <text:p text:style-name="P7"/>
        </draw:connector>
        <draw:custom-shape draw:style-name="gr7" draw:text-style-name="P6" draw:layer="layout" svg:width="5.326cm" svg:height="1.243cm" draw:transform="rotate (-0.365122879518332) translate (5.184cm 9.26cm)">
          <text:p text:style-name="P8"><text:span text:style-name="T9">Source Code </text:span><text:span text:style-name="T10"></text:span></text:p>
          <draw:enhanced-geometry svg:viewBox="0 0 21600 21600" draw:type="mso-spt202" draw:enhanced-path="M 0 0 L 21600 0 21600 21600 0 21600 0 0 Z N"/>
        </draw:custom-shape>
        <draw:connector draw:style-name="gr6" draw:text-style-name="P16" draw:layer="layout" draw:type="curve" svg:x1="21.696cm" svg:y1="11.906cm" svg:x2="8.16cm" svg:y2="7.104cm" draw:start-shape="id5" draw:start-glue-point="0" draw:end-shape="id2" draw:end-glue-point="0">
          <text:p text:style-name="P7"/>
        </draw:connector>
        <draw:connector draw:style-name="gr6" draw:text-style-name="P16" draw:layer="layout" draw:type="curve" svg:x1="21.696cm" svg:y1="11.906cm" svg:x2="13.249cm" svg:y2="8.643cm" draw:start-shape="id5" draw:start-glue-point="0" draw:end-shape="id3" draw:end-glue-point="0">
          <text:p text:style-name="P7"/>
        </draw:connector>
        <draw:custom-shape draw:style-name="gr7" draw:text-style-name="P6" draw:layer="layout" svg:width="4.285cm" svg:height="1.09cm" svg:x="13.401cm" svg:y="7.21cm">
          <text:p text:style-name="P8"><text:span text:style-name="T9">Bug Reports</text:span></text:p>
          <draw:enhanced-geometry svg:viewBox="0 0 21600 21600" draw:type="mso-spt202" draw:enhanced-path="M 0 0 L 21600 0 21600 21600 0 21600 0 0 Z N"/>
        </draw:custom-shape>
        <draw:custom-shape draw:style-name="gr8" draw:text-style-name="P6" draw:layer="layout" svg:width="12.48cm" svg:height="1.949cm" svg:x="11.015cm" svg:y="4.533cm">
          <text:p text:style-name="P8"><text:span text:style-name="T9">Improvements (as source code) and evaluation results: </text:span><text:span text:style-name="T11">User as Developer</text:span></text:p>
          <draw:enhanced-geometry svg:viewBox="0 0 21600 21600" draw:type="mso-spt202" draw:enhanced-path="M 0 0 L 21600 0 21600 21600 0 21600 0 0 Z N"/>
        </draw:custom-shape>
        <draw:connector draw:style-name="gr6" draw:text-style-name="P16" draw:layer="layout" draw:type="curve" svg:x1="13.249cm" svg:y1="10.945cm" svg:x2="20.351cm" svg:y2="12.481cm" draw:start-shape="id3" draw:start-glue-point="2" draw:end-shape="id5" draw:end-glue-point="3">
          <text:p text:style-name="P7"/>
        </draw:connector>
        <draw:custom-shape draw:style-name="gr7" draw:text-style-name="P6" draw:layer="layout" svg:width="8.607cm" svg:height="1.09cm" svg:x="7.298cm" svg:y="12.29cm">
          <text:p text:style-name="P8"><text:span text:style-name="T9">“</text:span><text:span text:style-name="T9">Stone soup development”</text:span></text:p>
          <draw:enhanced-geometry svg:viewBox="0 0 21600 21600" draw:type="mso-spt202" draw:enhanced-path="M 0 0 L 21600 0 21600 21600 0 21600 0 0 Z N"/>
        </draw:custom-shape>
        <draw:custom-shape draw:style-name="gr9" draw:text-style-name="P6" draw:layer="layout" svg:width="4.316cm" svg:height="1.827cm" svg:x="6.337cm" svg:y="4.595cm">
          <text:p text:style-name="P8"><text:span text:style-name="T8">Development</text:span></text:p>
          <text:p text:style-name="P8"><text:span text:style-name="T8">Community</text:span></text:p>
          <draw:enhanced-geometry svg:viewBox="0 0 21600 21600" draw:type="mso-spt202" draw:enhanced-path="M 0 0 L 21600 0 21600 21600 0 21600 0 0 Z N"/>
        </draw:custom-shape>
        <presentation:notes draw:style-name="dp2">
          <draw:page-thumbnail draw:layer="layout" svg:width="12.889cm" svg:height="9.666cm" svg:x="3.268cm" svg:y="1.936cm" draw:page-number="5"/>
          <draw:frame presentation:style-name="pr8" draw:text-style-name="P2" draw:layer="layout" svg:width="14.243cm" svg:height="11.603cm" svg:x="2.588cm" svg:y="12.246cm" presentation:class="notes" presentation:user-transformed="true">
            <draw:text-box>
              <text:p text:style-name="P17">Development model</text:p>
              <text:p text:style-name="P17">User</text:p>
              <text:p text:style-name="P17">User as developer</text:p>
              <text:p text:style-name="P17">Developer</text:p>
              <text:p text:style-name="P17">Trusted developer</text:p>
              <text:p text:style-name="P17">Trusted repository</text:p>
              <text:p text:style-name="P17">Distributor</text:p>
              <text:p text:style-name="P17">Stone soup development</text:p>
              <text:p text:style-name="P17">Source code</text:p>
              <text:p text:style-name="P17">Licensing fees</text:p>
              <text:p text:style-name="P17">Training</text:p>
              <text:p text:style-name="P17">Support</text:p>
              <text:p text:style-name="P17">Evaluations</text:p>
              <text:p text:style-name="P17">Improvements</text:p>
              <text:p text:style-name="P17">Cooperate</text:p>
              <text:p text:style-name="P17"/>
            </draw:text-box>
          </draw:frame>
        </presentation:notes>
      </draw:page>
      <draw:page draw:name="Extreme claims"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Extreme claims</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12">Extreme claims</text:p>
              </text:list-item>
            </text:list>
            <text:list text:style-name="L4">
              <text:list-item>
                <text:list>
                  <text:list-item>
                    <text:p text:style-name="P18">“FLOSS is always more secure”</text:p>
                  </text:list-item>
                </text:list>
              </text:list-item>
            </text:list>
            <text:list text:style-name="L4">
              <text:list-item>
                <text:list>
                  <text:list-item>
                    <text:p text:style-name="P18">“Proprietary is always more secure”</text:p>
                  </text:list-item>
                </text:list>
              </text:list-item>
            </text:list>
            <text:list text:style-name="L4">
              <text:list-item>
                <text:p text:style-name="P19">Reality: Neither FLOSS nor proprietary always better</text:p>
              </text:list-item>
            </text:list>
            <text:list text:style-name="L4">
              <text:list-item>
                <text:list>
                  <text:list-item>
                    <text:p text:style-name="P20">Some <text:span text:style-name="T12">specific</text:span> FLOSS programs <text:span text:style-name="T12">are</text:span> more secure than their competing proprietary competitors</text:p>
                  </text:list-item>
                </text:list>
              </text:list-item>
            </text:list>
          </draw:text-box>
        </draw:frame>
        <presentation:notes draw:style-name="dp3">
          <draw:page-thumbnail draw:style-name="gr2" draw:layer="layout" svg:width="12.889cm" svg:height="9.667cm" svg:x="3.267cm" svg:y="1.936cm" draw:page-number="6" presentation:class="page"/>
          <draw:frame presentation:style-name="pr6" draw:text-style-name="P7" draw:layer="layout" svg:width="14.243cm" svg:height="11.604cm" svg:x="2.588cm" svg:y="12.246cm" presentation:class="notes" presentation:placeholder="true">
            <draw:text-box/>
          </draw:frame>
        </presentation:notes>
      </draw:page>
      <draw:page draw:name="OSS Security (1)"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FLOSS Security (1)</text:p>
          </draw:text-box>
        </draw:frame>
        <draw:frame presentation:style-name="pr9" draw:text-style-name="P11" draw:layer="layout" svg:width="21.59cm" svg:height="10.055cm" svg:x="1.905cm" svg:y="5.08cm" presentation:class="outline" presentation:user-transformed="true">
          <draw:text-box>
            <text:list text:style-name="L4">
              <text:list-item>
                <text:p text:style-name="P21"><text:span text:style-name="T13">Browser “unsafe” days in 2004: 98% Internet Explorer, 15% Mozilla/Firefox (half of Firefox’s MacOS-only)</text:span></text:p>
              </text:list-item>
            </text:list>
            <text:list text:style-name="L4">
              <text:list-item>
                <text:p text:style-name="P21"><text:span text:style-name="T13">IE 21x more likely to get spyware than Firefox [U of Wash.]</text:span></text:p>
              </text:list-item>
            </text:list>
            <text:list text:style-name="L4">
              <text:list-item>
                <text:p text:style-name="P22"><text:span text:style-name="T14">Faster response: Firefox 37 days, Windows 134.5 days </text:span></text:p>
              </text:list-item>
            </text:list>
            <text:list text:style-name="L4">
              <text:list-item>
                <text:p text:style-name="P23"><text:span text:style-name="T13">Evans Data: Linux rarely broken, ~virus/Trojan-free</text:span></text:p>
              </text:list-item>
            </text:list>
            <text:list text:style-name="L4">
              <text:list-item>
                <text:p text:style-name="P23"><text:span text:style-name="T13">Serious vulnerabilities: Apache 0, IIS 8 / 3yrs</text:span></text:p>
              </text:list-item>
            </text:list>
            <text:list text:style-name="L4">
              <text:list-item>
                <text:p text:style-name="P23"><text:span text:style-name="T13">J.S. Wurzler hacker insurance costs 5-15% more for Windows than for Unix or Linux</text:span></text:p>
              </text:list-item>
            </text:list>
            <text:list text:style-name="L4">
              <text:list-item>
                <text:p text:style-name="P21"><text:span text:style-name="T13">Bugtraq vulnerability 99-00: Smallest is OpenBSD, Windows largest (</text:span><text:span text:style-name="T15">Don't quintuple-count!</text:span><text:span text:style-name="T13">)</text:span></text:p>
              </text:list-item>
            </text:list>
            <text:list text:style-name="L4">
              <text:list-item>
                <text:p text:style-name="P22"><text:span text:style-name="T13">Windows websites more vulnerable in practice</text:span></text:p>
              </text:list-item>
            </text:list>
          </draw:text-box>
        </draw:frame>
        <draw:g>
          <draw:custom-shape draw:style-name="gr10" draw:text-style-name="P6" draw:layer="layout" svg:width="5.392cm" svg:height="0.899cm" svg:x="16.448cm" svg:y="16.033cm">
            <text:p text:style-name="P24"><text:span text:style-name="T16">17% (GNU/Linux)</text:span></text:p>
            <draw:enhanced-geometry svg:viewBox="0 0 21600 21600" draw:type="rectangle" draw:enhanced-path="M 0 0 L 21600 0 21600 21600 0 21600 0 0 Z N"/>
          </draw:custom-shape>
          <draw:custom-shape draw:style-name="gr10" draw:text-style-name="P6" draw:layer="layout" svg:width="5.308cm" svg:height="0.899cm" svg:x="11.14cm" svg:y="16.033cm">
            <text:p text:style-name="P24"><text:span text:style-name="T16">66% (Windows)</text:span></text:p>
            <draw:enhanced-geometry svg:viewBox="0 0 21600 21600" draw:type="rectangle" draw:enhanced-path="M 0 0 L 21600 0 21600 21600 0 21600 0 0 Z N"/>
          </draw:custom-shape>
          <draw:custom-shape draw:style-name="gr10" draw:text-style-name="P6" draw:layer="layout" svg:width="7.317cm" svg:height="0.899cm" svg:x="3.823cm" svg:y="16.033cm">
            <text:p text:style-name="P24"><text:span text:style-name="T16">Defaced</text:span></text:p>
            <draw:enhanced-geometry svg:viewBox="0 0 21600 21600" draw:type="rectangle" draw:enhanced-path="M 0 0 L 21600 0 21600 21600 0 21600 0 0 Z N"/>
          </draw:custom-shape>
          <draw:custom-shape draw:style-name="gr10" draw:text-style-name="P6" draw:layer="layout" svg:width="5.392cm" svg:height="0.899cm" svg:x="16.448cm" svg:y="17.833cm">
            <text:p text:style-name="P24"><text:span text:style-name="T16">66.75% (Apache)</text:span></text:p>
            <draw:enhanced-geometry svg:viewBox="0 0 21600 21600" draw:type="rectangle" draw:enhanced-path="M 0 0 L 21600 0 21600 21600 0 21600 0 0 Z N"/>
          </draw:custom-shape>
          <draw:custom-shape draw:style-name="gr10" draw:text-style-name="P6" draw:layer="layout" svg:width="5.308cm" svg:height="0.899cm" svg:x="11.14cm" svg:y="17.833cm">
            <text:p text:style-name="P24"><text:span text:style-name="T16">24.81% (IIS)</text:span></text:p>
            <draw:enhanced-geometry svg:viewBox="0 0 21600 21600" draw:type="rectangle" draw:enhanced-path="M 0 0 L 21600 0 21600 21600 0 21600 0 0 Z N"/>
          </draw:custom-shape>
          <draw:custom-shape draw:style-name="gr10" draw:text-style-name="P6" draw:layer="layout" svg:width="7.317cm" svg:height="0.899cm" svg:x="3.823cm" svg:y="17.833cm">
            <text:p text:style-name="P24"><text:span text:style-name="T16">Deployed websites (by name)</text:span></text:p>
            <draw:enhanced-geometry svg:viewBox="0 0 21600 21600" draw:type="rectangle" draw:enhanced-path="M 0 0 L 21600 0 21600 21600 0 21600 0 0 Z N"/>
          </draw:custom-shape>
          <draw:custom-shape draw:style-name="gr10" draw:text-style-name="P6" draw:layer="layout" svg:width="5.392cm" svg:height="0.9cm" svg:x="16.448cm" svg:y="16.933cm">
            <text:p text:style-name="P24"><text:span text:style-name="T16">29.6% (GNU/Linux)</text:span></text:p>
            <draw:enhanced-geometry svg:viewBox="0 0 21600 21600" draw:type="rectangle" draw:enhanced-path="M 0 0 L 21600 0 21600 21600 0 21600 0 0 Z N"/>
          </draw:custom-shape>
          <draw:custom-shape draw:style-name="gr10" draw:text-style-name="P6" draw:layer="layout" svg:width="5.308cm" svg:height="0.9cm" svg:x="11.14cm" svg:y="16.933cm">
            <text:p text:style-name="P24"><text:span text:style-name="T16">49.6% (Windows)</text:span></text:p>
            <draw:enhanced-geometry svg:viewBox="0 0 21600 21600" draw:type="rectangle" draw:enhanced-path="M 0 0 L 21600 0 21600 21600 0 21600 0 0 Z N"/>
          </draw:custom-shape>
          <draw:custom-shape draw:style-name="gr10" draw:text-style-name="P6" draw:layer="layout" svg:width="7.317cm" svg:height="0.9cm" svg:x="3.823cm" svg:y="16.933cm">
            <text:p text:style-name="P24"><text:span text:style-name="T16">Deployed Systems</text:span></text:p>
            <draw:enhanced-geometry svg:viewBox="0 0 21600 21600" draw:type="rectangle" draw:enhanced-path="M 0 0 L 21600 0 21600 21600 0 21600 0 0 Z N"/>
          </draw:custom-shape>
          <draw:custom-shape draw:style-name="gr11" draw:text-style-name="P6" draw:layer="layout" svg:width="5.392cm" svg:height="0.899cm" svg:x="16.448cm" svg:y="15.134cm">
            <text:p text:style-name="P24"><text:span text:style-name="T16">FLOSS</text:span></text:p>
            <draw:enhanced-geometry svg:viewBox="0 0 21600 21600" draw:type="rectangle" draw:enhanced-path="M 0 0 L 21600 0 21600 21600 0 21600 0 0 Z N"/>
          </draw:custom-shape>
          <draw:custom-shape draw:style-name="gr11" draw:text-style-name="P6" draw:layer="layout" svg:width="5.308cm" svg:height="0.899cm" svg:x="11.14cm" svg:y="15.134cm">
            <text:p text:style-name="P24"><text:span text:style-name="T16">Proprietary</text:span></text:p>
            <draw:enhanced-geometry svg:viewBox="0 0 21600 21600" draw:type="rectangle" draw:enhanced-path="M 0 0 L 21600 0 21600 21600 0 21600 0 0 Z N"/>
          </draw:custom-shape>
          <draw:custom-shape draw:style-name="gr11" draw:text-style-name="P6" draw:layer="layout" svg:width="7.317cm" svg:height="0.899cm" svg:x="3.823cm" svg:y="15.134cm">
            <text:p text:style-name="P24"><text:span text:style-name="T16">Category</text:span></text:p>
            <draw:enhanced-geometry svg:viewBox="0 0 21600 21600" draw:type="rectangle" draw:enhanced-path="M 0 0 L 21600 0 21600 21600 0 21600 0 0 Z N"/>
          </draw:custom-shape>
          <draw:line draw:style-name="gr12" draw:text-style-name="P16" draw:layer="layout" svg:x1="3.823cm" svg:y1="17.833cm" svg:x2="21.841cm" svg:y2="17.833cm">
            <text:p text:style-name="P7"/>
          </draw:line>
          <draw:line draw:style-name="gr12" draw:text-style-name="P16" draw:layer="layout" svg:x1="3.823cm" svg:y1="18.733cm" svg:x2="21.841cm" svg:y2="18.733cm">
            <text:p text:style-name="P7"/>
          </draw:line>
          <draw:line draw:style-name="gr12" draw:text-style-name="P16" draw:layer="layout" svg:x1="3.823cm" svg:y1="15.134cm" svg:x2="3.823cm" svg:y2="18.733cm">
            <text:p text:style-name="P7"/>
          </draw:line>
          <draw:line draw:style-name="gr12" draw:text-style-name="P16" draw:layer="layout" svg:x1="21.841cm" svg:y1="15.134cm" svg:x2="21.841cm" svg:y2="18.733cm">
            <text:p text:style-name="P7"/>
          </draw:line>
          <draw:line draw:style-name="gr12" draw:text-style-name="P16" draw:layer="layout" svg:x1="3.823cm" svg:y1="15.134cm" svg:x2="21.841cm" svg:y2="15.134cm">
            <text:p text:style-name="P7"/>
          </draw:line>
          <draw:line draw:style-name="gr12" draw:text-style-name="P16" draw:layer="layout" svg:x1="3.823cm" svg:y1="16.033cm" svg:x2="21.841cm" svg:y2="16.033cm">
            <text:p text:style-name="P7"/>
          </draw:line>
          <draw:line draw:style-name="gr12" draw:text-style-name="P16" draw:layer="layout" svg:x1="11.14cm" svg:y1="15.134cm" svg:x2="11.14cm" svg:y2="18.733cm">
            <text:p text:style-name="P7"/>
          </draw:line>
          <draw:line draw:style-name="gr12" draw:text-style-name="P16" draw:layer="layout" svg:x1="16.448cm" svg:y1="15.134cm" svg:x2="16.448cm" svg:y2="18.733cm">
            <text:p text:style-name="P7"/>
          </draw:line>
          <draw:line draw:style-name="gr12" draw:text-style-name="P16" draw:layer="layout" svg:x1="3.823cm" svg:y1="16.933cm" svg:x2="21.841cm" svg:y2="16.933cm">
            <text:p text:style-name="P7"/>
          </draw:line>
        </draw:g>
        <presentation:notes draw:style-name="dp3">
          <draw:page-thumbnail draw:style-name="gr2" draw:layer="layout" svg:width="12.889cm" svg:height="9.667cm" svg:x="3.267cm" svg:y="1.936cm" draw:page-number="7" presentation:class="page"/>
          <draw:frame presentation:style-name="pr6" draw:text-style-name="P7" draw:layer="layout" svg:width="14.243cm" svg:height="11.604cm" svg:x="2.588cm" svg:y="12.246cm" presentation:class="notes" presentation:placeholder="true">
            <draw:text-box/>
          </draw:frame>
        </presentation:notes>
      </draw:page>
      <draw:page draw:name="OSS Security (2)"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FLOSS Security (2)</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25"><text:span text:style-name="T17">Unpatched networked systems: 3 months Linux, hours Windows (variance minutes ... months)</text:span><text:span text:style-name="T17"><text:line-break/></text:span><text:span text:style-name="T17">[Honeynet.org, Dec 2004]</text:span></text:p>
              </text:list-item>
            </text:list>
            <text:list text:style-name="L4">
              <text:list-item>
                <text:list>
                  <text:list-item>
                    <text:p text:style-name="P26"><text:span text:style-name="T13">Windows SP2 believed to be better than previous versions of Windows</text:span></text:p>
                  </text:list-item>
                </text:list>
              </text:list-item>
            </text:list>
            <text:list text:style-name="L4">
              <text:list-item>
                <text:p text:style-name="P27"><text:span text:style-name="T17">50% Windows vulnerabilities are critical, vs. 10% in Red Hat [Nicholas Petreley, Oct 2004]</text:span></text:p>
              </text:list-item>
            </text:list>
            <text:list text:style-name="L4">
              <text:list-item>
                <text:p text:style-name="P27"><text:span text:style-name="T17">Viruses primarily Windows phenomenon</text:span></text:p>
              </text:list-item>
            </text:list>
            <text:list text:style-name="L4">
              <text:list-item>
                <text:list>
                  <text:list-item>
                    <text:p text:style-name="P26"><text:span text:style-name="T13">60,000 Windows, 40 Macintosh, 5 for commercial Unix versions, 40 for Linux</text:span></text:p>
                  </text:list-item>
                </text:list>
              </text:list-item>
            </text:list>
            <text:list text:style-name="L4">
              <text:list-item>
                <text:p text:style-name="P27"><text:span text:style-name="T17">91% broadband users have spyware on their home computers (proprietary OS) [National Cyber Security Alliance, May 2003] vs. ~0% on FLOSS</text:span></text:p>
              </text:list-item>
            </text:list>
          </draw:text-box>
        </draw:frame>
        <presentation:notes draw:style-name="dp3">
          <draw:page-thumbnail draw:style-name="gr2" draw:layer="layout" svg:width="12.889cm" svg:height="9.667cm" svg:x="3.267cm" svg:y="1.936cm" draw:page-number="8" presentation:class="page"/>
          <draw:frame presentation:style-name="pr6" draw:text-style-name="P7" draw:layer="layout" svg:width="14.243cm" svg:height="11.604cm" svg:x="2.588cm" svg:y="12.246cm" presentation:class="notes" presentation:placeholder="true">
            <draw:text-box/>
          </draw:frame>
        </presentation:notes>
      </draw:page>
      <draw:page draw:name="OSS Security (3)"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FLOSS Security (3)</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28"><text:span text:style-name="T4">FLOSS systems scored better on security [Payne, Information Systems Journal 2002]</text:span></text:p>
              </text:list-item>
            </text:list>
            <text:list text:style-name="L4">
              <text:list-item>
                <text:p text:style-name="P28"><text:span text:style-name="T4">Survey of 6,344 software development managers <text:s/>April 2005 favored FLOSS [BZ Research]</text:span></text:p>
              </text:list-item>
            </text:list>
            <text:list text:style-name="L4">
              <text:list-item>
                <text:p text:style-name="P19"><text:span text:style-name="T18">Borland InterBase/Firebird Back Door</text:span></text:p>
              </text:list-item>
            </text:list>
            <text:list text:style-name="L4">
              <text:list-item>
                <text:list>
                  <text:list-item>
                    <text:p text:style-name="P20"><text:span text:style-name="T18">user: politically, password: correct</text:span></text:p>
                  </text:list-item>
                </text:list>
              </text:list-item>
            </text:list>
            <text:list text:style-name="L4">
              <text:list-item>
                <text:list>
                  <text:list-item>
                    <text:p text:style-name="P20"><text:span text:style-name="T18">Hidden for 7 years in proprietary product</text:span></text:p>
                  </text:list-item>
                </text:list>
              </text:list-item>
            </text:list>
            <text:list text:style-name="L4">
              <text:list-item>
                <text:list>
                  <text:list-item>
                    <text:p text:style-name="P20"><text:span text:style-name="T18">Found after release as FLOSS in 5 months</text:span></text:p>
                  </text:list-item>
                </text:list>
              </text:list-item>
            </text:list>
          </draw:text-box>
        </draw:frame>
        <presentation:notes draw:style-name="dp3">
          <draw:page-thumbnail draw:style-name="gr2" draw:layer="layout" svg:width="12.889cm" svg:height="9.667cm" svg:x="3.267cm" svg:y="1.936cm" draw:page-number="9" presentation:class="page"/>
          <draw:frame presentation:style-name="pr6" draw:text-style-name="P7" draw:layer="layout" svg:width="14.243cm" svg:height="11.604cm" svg:x="2.588cm" svg:y="12.246cm" presentation:class="notes" presentation:placeholder="true">
            <draw:text-box/>
          </draw:frame>
        </presentation:notes>
      </draw:page>
      <draw:page draw:name="Reliability" draw:style-name="dp4" draw:master-page-name="Default" presentation:presentation-page-layout-name="AL2T1">
        <draw:frame presentation:style-name="pr10" draw:text-style-name="P2" draw:layer="layout" svg:width="21.687cm" svg:height="2.55cm" svg:x="1.529cm" svg:y="1.088cm" presentation:class="title" presentation:user-transformed="true">
          <draw:text-box>
            <text:p text:style-name="P8"><text:span text:style-name="T4">Reliability</text:span></text:p>
          </draw:text-box>
        </draw:frame>
        <draw:frame presentation:style-name="pr11" draw:text-style-name="P11" draw:layer="layout" svg:width="21.687cm" svg:height="12.278cm" svg:x="1.864cm" svg:y="5.295cm" presentation:class="outline" presentation:user-transformed="true">
          <draw:text-box>
            <text:list text:style-name="L6">
              <text:list-item>
                <text:p text:style-name="P29"><text:span text:style-name="T13">Fuzz studies found FLOSS apps</text:span><text:span text:style-name="T13"><text:line-break/></text:span><text:span text:style-name="T13">significantly more reliable [U Wisconsin]</text:span></text:p>
              </text:list-item>
            </text:list>
            <text:list text:style-name="L7">
              <text:list-item>
                <text:list>
                  <text:list-item>
                    <text:p text:style-name="P30"><text:span text:style-name="T19">Proprietary Unix failure rate: 28%,23%</text:span></text:p>
                  </text:list-item>
                </text:list>
              </text:list-item>
            </text:list>
            <text:list text:style-name="L7">
              <text:list-item>
                <text:list>
                  <text:list-item>
                    <text:p text:style-name="P30"><text:span text:style-name="T19">FLOSS: Slackware Linux 9%, GNU utilities 6%</text:span></text:p>
                  </text:list-item>
                </text:list>
              </text:list-item>
            </text:list>
            <text:list text:style-name="L7">
              <text:list-item>
                <text:list>
                  <text:list-item>
                    <text:p text:style-name="P30"><text:span text:style-name="T19">Windows: 100%; 45% if forbid certain Win32 message formats</text:span></text:p>
                  </text:list-item>
                </text:list>
              </text:list-item>
            </text:list>
            <text:list text:style-name="L6">
              <text:list-item>
                <text:p text:style-name="P29"><text:span text:style-name="T13">GNU/Linux vs. Windows NT 10 mo study [ZDNet]</text:span></text:p>
              </text:list-item>
            </text:list>
            <text:list text:style-name="L7">
              <text:list-item>
                <text:list>
                  <text:list-item>
                    <text:p text:style-name="P30"><text:span text:style-name="T19">NT crashed every 6 weeks; both GNU/Linuxes, never</text:span></text:p>
                  </text:list-item>
                </text:list>
              </text:list-item>
            </text:list>
            <text:list text:style-name="L6">
              <text:list-item>
                <text:p text:style-name="P29"><text:span text:style-name="T13">IIS web servers &gt;2x downtime of Apache [Syscontrol AG]</text:span></text:p>
              </text:list-item>
            </text:list>
            <text:list text:style-name="L6">
              <text:list-item>
                <text:p text:style-name="P29"><text:span text:style-name="T13">Linux kernel TCP/IP had smaller defect density [Reasoning]</text:span></text:p>
              </text:list-item>
            </text:list>
          </draw:text-box>
        </draw:frame>
        <draw:frame draw:style-name="gr13" draw:layer="layout" svg:width="9.226cm" svg:height="7.325cm" svg:x="15.588cm" svg:y="2.853cm">
          <draw:object-ole draw:class-id="BF8F1A24-C4AD-01CD-141a-8fbf4ca0f405" xlink:href="./Object 1" xlink:type="simple" xlink:show="embed" xlink:actuate="onLoad"/>
          <draw:image xlink:href="./ObjectReplacements/Object 1" xlink:type="simple" xlink:show="embed" xlink:actuate="onLoad"/>
        </draw:frame>
        <draw:line draw:style-name="gr14" draw:text-style-name="P16" draw:layer="layout" svg:x1="15.588cm" svg:y1="7.298cm" svg:x2="20.929cm" svg:y2="7.298cm">
          <text:p text:style-name="P7"/>
        </draw:line>
        <draw:line draw:style-name="gr14" draw:text-style-name="P16" draw:layer="layout" svg:x1="18.278cm" svg:y1="8.642cm" svg:x2="22.15cm" svg:y2="7.681cm">
          <text:p text:style-name="P7"/>
        </draw:line>
        <draw:line draw:style-name="gr14" draw:text-style-name="P16" draw:layer="layout" svg:x1="23.552cm" svg:y1="9.524cm" svg:x2="19.2cm" svg:y2="6.719cm">
          <text:p text:style-name="P7"/>
        </draw:line>
        <draw:frame draw:style-name="gr15" draw:layer="layout" svg:width="22.278cm" svg:height="3.228cm" svg:x="0.939cm" svg:y="14.345cm">
          <draw:object-ole draw:class-id="BF8F1A24-C4AD-01CD-141a-8fbf34ebce01" xlink:href="./Object 2" xlink:type="simple" xlink:show="embed" xlink:actuate="onLoad"/>
          <draw:image xlink:href="./ObjectReplacements/Object 2" xlink:type="simple" xlink:show="embed" xlink:actuate="onLoad"/>
        </draw:frame>
        <presentation:notes draw:style-name="dp2">
          <draw:page-thumbnail draw:layer="layout" svg:width="11.805cm" svg:height="8.85cm" svg:x="3.889cm" svg:y="2.509cm" draw:page-number="10"/>
          <draw:frame presentation:style-name="pr12" draw:text-style-name="P2" draw:layer="layout" svg:width="14.243cm" svg:height="11.603cm" svg:x="2.588cm" svg:y="12.246cm" presentation:class="notes" presentation:user-transformed="true">
            <draw:text-box>
              <text:p text:style-name="P17">Reliability</text:p>
              <text:p text:style-name="P17">Fuzz</text:p>
              <text:p text:style-name="P17">GNU/Linux</text:p>
              <text:p text:style-name="P17">Windows</text:p>
              <text:p text:style-name="P17">Crash</text:p>
              <text:p text:style-name="P17">Downtime</text:p>
              <text:p text:style-name="P17">TCP/IP</text:p>
              <text:p text:style-name="P17">Defect</text:p>
              <text:p text:style-name="P17">Defect density</text:p>
              <text:p text:style-name="P17"/>
            </draw:text-box>
          </draw:frame>
        </presentation:notes>
      </draw:page>
      <draw:page draw:name="OSS Always More Secure?"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FLOSS Always More Secure?</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12"><text:span text:style-name="T18">No: Sendmail, bind 4</text:span></text:p>
              </text:list-item>
            </text:list>
            <text:list text:style-name="L4">
              <text:list-item>
                <text:p text:style-name="P12"><text:span text:style-name="T18">Must examine case-by-case</text:span></text:p>
              </text:list-item>
            </text:list>
            <text:list text:style-name="L4">
              <text:list-item>
                <text:list>
                  <text:list-item>
                    <text:p text:style-name="P18"><text:span text:style-name="T18">But there </text:span><text:span text:style-name="T20">is</text:span><text:span text:style-name="T18"> a principle that gives FLOSS a </text:span><text:span text:style-name="T20">potential</text:span><text:span text:style-name="T18"> advantage…</text:span></text:p>
                  </text:list-item>
                </text:list>
              </text:list-item>
            </text:list>
          </draw:text-box>
        </draw:frame>
        <presentation:notes draw:style-name="dp3">
          <draw:page-thumbnail draw:style-name="gr2" draw:layer="layout" svg:width="12.889cm" svg:height="9.667cm" svg:x="3.267cm" svg:y="1.936cm" draw:page-number="11" presentation:class="page"/>
          <draw:frame presentation:style-name="pr6" draw:text-style-name="P7" draw:layer="layout" svg:width="14.243cm" svg:height="11.604cm" svg:x="2.588cm" svg:y="12.246cm" presentation:class="notes" presentation:placeholder="true">
            <draw:text-box/>
          </draw:frame>
        </presentation:notes>
      </draw:page>
      <draw:page draw:name="Open design: A security fundamental" draw:style-name="dp1" draw:master-page-name="Default" presentation:presentation-page-layout-name="AL2T1">
        <draw:frame presentation:style-name="pr4" draw:text-style-name="P2" draw:layer="layout" svg:width="17.78cm" svg:height="2.793cm" svg:x="5.715cm" svg:y="1.223cm" presentation:class="title" presentation:user-transformed="true">
          <draw:text-box>
            <text:p text:style-name="P8">Open design:<text:line-break/>A security fundamental</text:p>
          </draw:text-box>
        </draw:frame>
        <draw:frame presentation:style-name="pr5" draw:text-style-name="P11" draw:layer="layout" svg:width="21.59cm" svg:height="13.45cm" svg:x="1.905cm" svg:y="5.079cm" presentation:class="outline" presentation:user-transformed="true">
          <draw:text-box>
            <text:list text:style-name="L4">
              <text:list-item>
                <text:p text:style-name="P19"><text:span text:style-name="T18">Saltzer &amp; Schroeder [1974/1975] - Open design principle</text:span></text:p>
              </text:list-item>
            </text:list>
            <text:list text:style-name="L4">
              <text:list-item>
                <text:list>
                  <text:list-item>
                    <text:p text:style-name="P20"><text:span text:style-name="T18">the protection mechanism must not depend on attacker ignorance</text:span></text:p>
                  </text:list-item>
                </text:list>
              </text:list-item>
            </text:list>
            <text:list text:style-name="L4">
              <text:list-item>
                <text:p text:style-name="P19"><text:span text:style-name="T18">FLOSS better fulfills this principle</text:span></text:p>
              </text:list-item>
            </text:list>
            <text:list text:style-name="L4">
              <text:list-item>
                <text:p text:style-name="P19"><text:span text:style-name="T18">Security experts perceive FLOSS advantage</text:span></text:p>
              </text:list-item>
            </text:list>
            <text:list text:style-name="L4">
              <text:list-item>
                <text:list>
                  <text:list-item>
                    <text:p text:style-name="P20"><text:span text:style-name="T18">Bruce Schneier: “demand OSS for anything related to security”</text:span></text:p>
                  </text:list-item>
                </text:list>
              </text:list-item>
            </text:list>
            <text:list text:style-name="L4">
              <text:list-item>
                <text:list>
                  <text:list-item>
                    <text:p text:style-name="P20"><text:span text:style-name="T18">Vincent Rijmen (AES): “forces people to write more clear code &amp; adhere to standards”</text:span></text:p>
                  </text:list-item>
                </text:list>
              </text:list-item>
            </text:list>
            <text:list text:style-name="L4">
              <text:list-item>
                <text:list>
                  <text:list-item>
                    <text:p text:style-name="P20"><text:span text:style-name="T18">Whitfield Diffie: “it’s simply unrealistic to depend on secrecy for security”</text:span></text:p>
                  </text:list-item>
                </text:list>
              </text:list-item>
            </text:list>
          </draw:text-box>
        </draw:frame>
        <presentation:notes draw:style-name="dp3">
          <draw:page-thumbnail draw:style-name="gr2" draw:layer="layout" svg:width="12.889cm" svg:height="9.667cm" svg:x="3.267cm" svg:y="1.936cm" draw:page-number="12" presentation:class="page"/>
          <draw:frame presentation:style-name="pr6" draw:text-style-name="P7" draw:layer="layout" svg:width="14.243cm" svg:height="11.604cm" svg:x="2.588cm" svg:y="12.246cm" presentation:class="notes" presentation:placeholder="true">
            <draw:text-box/>
          </draw:frame>
        </presentation:notes>
      </draw:page>
      <draw:page draw:name="Problems with hiding source &amp; vulnerability secrecy" draw:style-name="dp1" draw:master-page-name="Default" presentation:presentation-page-layout-name="AL2T1">
        <draw:frame presentation:style-name="pr4" draw:text-style-name="P2" draw:layer="layout" svg:width="17.78cm" svg:height="2.793cm" svg:x="5.715cm" svg:y="1.223cm" presentation:class="title" presentation:user-transformed="true">
          <draw:text-box>
            <text:p text:style-name="P8">Problems with hiding source &amp; vulnerability secrecy</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31"><text:span text:style-name="T7">Hiding source doesn’t halt attacks</text:span></text:p>
              </text:list-item>
            </text:list>
            <text:list text:style-name="L4">
              <text:list-item>
                <text:list>
                  <text:list-item>
                    <text:p text:style-name="P26"><text:span text:style-name="T8">Dynamic attacks don’t need source or binary</text:span></text:p>
                  </text:list-item>
                </text:list>
              </text:list-item>
            </text:list>
            <text:list text:style-name="L4">
              <text:list-item>
                <text:list>
                  <text:list-item>
                    <text:p text:style-name="P26"><text:span text:style-name="T8">Static attacks can use pattern-matches against binaries, disassembled &amp; decompiled results</text:span></text:p>
                  </text:list-item>
                </text:list>
              </text:list-item>
            </text:list>
            <text:list text:style-name="L4">
              <text:list-item>
                <text:list>
                  <text:list-item>
                    <text:p text:style-name="P26"><text:span text:style-name="T8">Presumes you can keep source secret</text:span></text:p>
                  </text:list-item>
                </text:list>
              </text:list-item>
            </text:list>
            <text:list text:style-name="L4">
              <text:list-item>
                <text:list>
                  <text:list-item>
                    <text:list>
                      <text:list-item>
                        <text:p text:style-name="P32"><text:span text:style-name="T8">Attackers may extract or legitimately get it</text:span></text:p>
                      </text:list-item>
                    </text:list>
                  </text:list-item>
                </text:list>
              </text:list-item>
            </text:list>
            <text:list text:style-name="L4">
              <text:list-item>
                <text:list>
                  <text:list-item>
                    <text:p text:style-name="P26"><text:span text:style-name="T8">Secrecy inhibits helpers, while not preventing attackers</text:span></text:p>
                  </text:list-item>
                </text:list>
              </text:list-item>
            </text:list>
            <text:list text:style-name="L4">
              <text:list-item>
                <text:p text:style-name="P31"><text:span text:style-name="T7">Hiding source slows vulnerability response</text:span></text:p>
              </text:list-item>
            </text:list>
            <text:list text:style-name="L4">
              <text:list-item>
                <text:p text:style-name="P31"><text:span text:style-name="T7">Vulnerability secrecy doesn’t halt attacks</text:span></text:p>
              </text:list-item>
            </text:list>
            <text:list text:style-name="L4">
              <text:list-item>
                <text:list>
                  <text:list-item>
                    <text:p text:style-name="P26"><text:span text:style-name="T8">Vulnerabilities are a time bomb and are likely to be rediscovered by attackers</text:span></text:p>
                  </text:list-item>
                </text:list>
              </text:list-item>
            </text:list>
            <text:list text:style-name="L4">
              <text:list-item>
                <text:list>
                  <text:list-item>
                    <text:p text:style-name="P26"><text:span text:style-name="T8">Brief secrecy works (10-30 days), not months/years</text:span></text:p>
                  </text:list-item>
                </text:list>
              </text:list-item>
            </text:list>
          </draw:text-box>
        </draw:frame>
        <presentation:notes draw:style-name="dp3">
          <draw:page-thumbnail draw:style-name="gr2" draw:layer="layout" svg:width="12.889cm" svg:height="9.667cm" svg:x="3.267cm" svg:y="1.936cm" draw:page-number="13" presentation:class="page"/>
          <draw:frame presentation:style-name="pr6" draw:text-style-name="P7" draw:layer="layout" svg:width="14.243cm" svg:height="11.604cm" svg:x="2.588cm" svg:y="12.246cm" presentation:class="notes" presentation:placeholder="true">
            <draw:text-box/>
          </draw:frame>
        </presentation:notes>
      </draw:page>
      <draw:page draw:name="OSS Security Preconditions"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FLOSS Security Preconditions</text:p>
          </draw:text-box>
        </draw:frame>
        <draw:frame presentation:style-name="pr5" draw:text-style-name="P11" draw:layer="layout" svg:width="21.59cm" svg:height="11.854cm" svg:x="1.905cm" svg:y="5.079cm" presentation:class="outline" presentation:user-transformed="true">
          <draw:text-box>
            <text:list text:style-name="L8">
              <text:list-item>
                <text:p text:style-name="P33">Developers/reviewers need security knowledge</text:p>
              </text:list-item>
            </text:list>
            <text:list text:style-name="L9">
              <text:list-item>
                <text:list>
                  <text:list-item>
                    <text:p text:style-name="P34">Knowledge more important than licensing</text:p>
                  </text:list-item>
                </text:list>
              </text:list-item>
            </text:list>
            <text:list text:style-name="L8" text:continue-numbering="true">
              <text:list-item>
                <text:p text:style-name="P33">People have to actually <text:span text:style-name="T12">review</text:span> the code</text:p>
              </text:list-item>
            </text:list>
            <text:list text:style-name="L9">
              <text:list-item>
                <text:list>
                  <text:list-item>
                    <text:p text:style-name="P34">Reduced likelihood if niche/rarely-used, few developers, rare computer language, not really FLOSS</text:p>
                  </text:list-item>
                </text:list>
              </text:list-item>
            </text:list>
            <text:list text:style-name="L9">
              <text:list-item>
                <text:list>
                  <text:list-item>
                    <text:p text:style-name="P34">More contributors, more review</text:p>
                  </text:list-item>
                </text:list>
              </text:list-item>
            </text:list>
            <text:list text:style-name="L9">
              <text:list-item>
                <text:list>
                  <text:list-item>
                    <text:p text:style-name="P34">Evidence suggests this really does happen!</text:p>
                  </text:list-item>
                </text:list>
              </text:list-item>
            </text:list>
            <text:list text:style-name="L8" text:continue-numbering="true">
              <text:list-item>
                <text:p text:style-name="P33">Problems must be fixed</text:p>
              </text:list-item>
            </text:list>
          </draw:text-box>
        </draw:frame>
        <presentation:notes draw:style-name="dp2">
          <draw:page-thumbnail draw:layer="layout" svg:width="12.889cm" svg:height="9.666cm" svg:x="3.268cm" svg:y="1.936cm" draw:page-number="14"/>
          <draw:frame presentation:style-name="pr8" draw:text-style-name="P2" draw:layer="layout" svg:width="14.243cm" svg:height="11.603cm" svg:x="2.588cm" svg:y="12.246cm" presentation:class="notes" presentation:user-transformed="true">
            <draw:text-box>
              <text:p text:style-name="P17"><text:span text:style-name="T18">Username “politically” passowrd “correct” was a major Interbase backdoor, hidden for years when it was proprietary, and found quickly soon after it was releaesd as FLOSS. <text:s/>It’s not known if, or how widely, this was exploited before it was revealed.</text:span></text:p>
            </draw:text-box>
          </draw:frame>
        </presentation:notes>
      </draw:page>
      <draw:page draw:name="page15" draw:style-name="dp5" draw:master-page-name="Default" presentation:presentation-page-layout-name="AL2T1">
        <draw:frame presentation:style-name="pr13" draw:text-style-name="P7" draw:layer="layout" svg:width="17.78cm" svg:height="2.533cm" svg:x="5.715cm" svg:y="1.353cm" presentation:class="title" presentation:user-transformed="true">
          <draw:text-box>
            <text:p text:style-name="P7">Is FLOSS code ever examined? Yes.</text:p>
          </draw:text-box>
        </draw:frame>
        <draw:frame presentation:style-name="pr14" draw:text-style-name="P37" draw:layer="layout" svg:width="21.59cm" svg:height="13.717cm" svg:x="1.905cm" svg:y="5.079cm" presentation:class="outline" presentation:user-transformed="true">
          <draw:text-box>
            <text:list text:style-name="L4">
              <text:list-item>
                <text:p text:style-name="P35"><text:span text:style-name="T21">Most major FLOSS projects have specific code reviews; some have rewards</text:span></text:p>
              </text:list-item>
            </text:list>
            <text:list text:style-name="L4">
              <text:list-item>
                <text:list>
                  <text:list-item>
                    <text:p text:style-name="P36"><text:span text:style-name="T21">Mozilla Security Bug Bounty Program ($500)</text:span></text:p>
                  </text:list-item>
                </text:list>
              </text:list-item>
            </text:list>
            <text:list text:style-name="L4">
              <text:list-item>
                <text:list>
                  <text:list-item>
                    <text:p text:style-name="P36"><text:span text:style-name="T21">Linux: hierarchical review, “sparse” tool</text:span></text:p>
                  </text:list-item>
                </text:list>
              </text:list-item>
            </text:list>
            <text:list text:style-name="L4">
              <text:list-item>
                <text:p text:style-name="P35"><text:span text:style-name="T21">Disseminated groups (second check):</text:span></text:p>
              </text:list-item>
            </text:list>
            <text:list text:style-name="L4">
              <text:list-item>
                <text:list>
                  <text:list-item>
                    <text:p text:style-name="P36"><text:span text:style-name="T21">OpenBSD (for OpenBSD)</text:span></text:p>
                  </text:list-item>
                </text:list>
              </text:list-item>
            </text:list>
            <text:list text:style-name="L4">
              <text:list-item>
                <text:list>
                  <text:list-item>
                    <text:p text:style-name="P36"><text:span text:style-name="T21">Debian-audit (for Debian)</text:span></text:p>
                  </text:list-item>
                </text:list>
              </text:list-item>
            </text:list>
            <text:list text:style-name="L4">
              <text:list-item>
                <text:p text:style-name="P35"><text:span text:style-name="T21">Static analysis tool vendors</text:span></text:p>
              </text:list-item>
            </text:list>
            <text:list text:style-name="L4">
              <text:list-item>
                <text:p text:style-name="P35"><text:span text:style-name="T21">Vulnerability Discovery and Remediation, Open Source Hardening Project (DHS/Coverity/Stanford)</text:span></text:p>
              </text:list-item>
            </text:list>
            <text:list text:style-name="L4">
              <text:list-item>
                <text:p text:style-name="P35"><text:span text:style-name="T21">Many independents (see Bugtraq, etc.)</text:span></text:p>
              </text:list-item>
            </text:list>
          </draw:text-box>
        </draw:frame>
        <presentation:notes draw:style-name="dp2">
          <draw:page-thumbnail draw:style-name="gr2" draw:layer="layout" svg:width="12.889cm" svg:height="9.667cm" svg:x="3.267cm" svg:y="1.936cm" draw:page-number="15" presentation:class="page"/>
          <draw:frame presentation:style-name="pr15" draw:text-style-name="P7" draw:layer="layout" svg:width="14.243cm" svg:height="11.353cm" svg:x="2.588cm" svg:y="12.246cm" presentation:class="notes" presentation:placeholder="true">
            <draw:text-box/>
          </draw:frame>
        </presentation:notes>
      </draw:page>
      <draw:page draw:name="Evaluating? Look for evidence"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Evaluating? Look for evidence</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13"><text:span text:style-name="T22">First, identify your security requirements</text:span></text:p>
              </text:list-item>
            </text:list>
            <text:list text:style-name="L4">
              <text:list-item>
                <text:p text:style-name="P13"><text:span text:style-name="T22">Look for evidence at FLOSS project website</text:span></text:p>
              </text:list-item>
            </text:list>
            <text:list text:style-name="L4">
              <text:list-item>
                <text:list>
                  <text:list-item>
                    <text:p text:style-name="P14"><text:span text:style-name="T14">User’s/Admin Guides: discuss make/keep it secure?</text:span></text:p>
                  </text:list-item>
                </text:list>
              </text:list-item>
            </text:list>
            <text:list text:style-name="L4">
              <text:list-item>
                <text:list>
                  <text:list-item>
                    <text:p text:style-name="P14"><text:span text:style-name="T14">Process for reporting security vulnerabilities?</text:span></text:p>
                  </text:list-item>
                </text:list>
              </text:list-item>
            </text:list>
            <text:list text:style-name="L4">
              <text:list-item>
                <text:list>
                  <text:list-item>
                    <text:p text:style-name="P14"><text:span text:style-name="T14">Cryptographic signatures for current release?</text:span></text:p>
                  </text:list-item>
                </text:list>
              </text:list-item>
            </text:list>
            <text:list text:style-name="L4">
              <text:list-item>
                <text:list>
                  <text:list-item>
                    <text:p text:style-name="P14"><text:span text:style-name="T14">Developer mailing lists discuss security issues and work to keep the program secure?</text:span></text:p>
                  </text:list-item>
                </text:list>
              </text:list-item>
            </text:list>
            <text:list text:style-name="L4">
              <text:list-item>
                <text:p text:style-name="P13"><text:span text:style-name="T22">Use other information sources where available</text:span></text:p>
              </text:list-item>
            </text:list>
            <text:list text:style-name="L4">
              <text:list-item>
                <text:list>
                  <text:list-item>
                    <text:p text:style-name="P14"><text:span text:style-name="T14">E.G., CVE… but absence is not necessarily good</text:span></text:p>
                  </text:list-item>
                </text:list>
              </text:list-item>
            </text:list>
            <text:list text:style-name="L4">
              <text:list-item>
                <text:list>
                  <text:list-item>
                    <text:p text:style-name="P14"><text:span text:style-name="T14">External reputation (e.g., OpenBSD)</text:span></text:p>
                  </text:list-item>
                </text:list>
              </text:list-item>
            </text:list>
            <text:list text:style-name="L4">
              <text:list-item>
                <text:p text:style-name="P13"><text:span text:style-name="T22">See http://www.dwheeler.com/oss_fs_eval.html</text:span></text:p>
              </text:list-item>
            </text:list>
          </draw:text-box>
        </draw:frame>
        <presentation:notes draw:style-name="dp3">
          <draw:page-thumbnail draw:style-name="gr2" draw:layer="layout" svg:width="12.889cm" svg:height="9.667cm" svg:x="3.267cm" svg:y="1.936cm" draw:page-number="16" presentation:class="page"/>
          <draw:frame presentation:style-name="pr6" draw:text-style-name="P7" draw:layer="layout" svg:width="14.243cm" svg:height="11.604cm" svg:x="2.588cm" svg:y="12.246cm" presentation:class="notes" presentation:placeholder="true">
            <draw:text-box/>
          </draw:frame>
        </presentation:notes>
      </draw:page>
      <draw:page draw:name="Proprietary advantages… not necessarily" draw:style-name="dp1" draw:master-page-name="Default" presentation:presentation-page-layout-name="AL2T1">
        <draw:frame presentation:style-name="pr4" draw:text-style-name="P2" draw:layer="layout" svg:width="17.78cm" svg:height="2.793cm" svg:x="5.715cm" svg:y="1.223cm" presentation:class="title" presentation:user-transformed="true">
          <draw:text-box>
            <text:p text:style-name="P8">Proprietary advantages…<text:line-break/>not necessarily</text:p>
          </draw:text-box>
        </draw:frame>
        <draw:frame presentation:style-name="pr5" draw:text-style-name="P11" draw:layer="layout" svg:width="21.59cm" svg:height="13.731cm" svg:x="1.905cm" svg:y="5.079cm" presentation:class="outline" presentation:user-transformed="true">
          <draw:text-box>
            <text:list text:style-name="L4">
              <text:list-item>
                <text:p text:style-name="P19"><text:span text:style-name="T18">Experienced developers who understand security produce better results</text:span></text:p>
              </text:list-item>
            </text:list>
            <text:list text:style-name="L4">
              <text:list-item>
                <text:list>
                  <text:list-item>
                    <text:p text:style-name="P20"><text:span text:style-name="T18">Experience &amp; knowledge </text:span><text:span text:style-name="T20">are</text:span><text:span text:style-name="T18"> </text:span><text:span text:style-name="T20">critical</text:span><text:span text:style-name="T18">, but...</text:span></text:p>
                  </text:list-item>
                </text:list>
              </text:list-item>
            </text:list>
            <text:list text:style-name="L4">
              <text:list-item>
                <text:list>
                  <text:list-item>
                    <text:p text:style-name="P20"><text:span text:style-name="T18">FLOSS developers often very experienced &amp; knowledgeable too (BCG study: average 11yrs experience, 30 yrs old) – often same people</text:span></text:p>
                  </text:list-item>
                </text:list>
              </text:list-item>
            </text:list>
            <text:list text:style-name="L4">
              <text:list-item>
                <text:p text:style-name="P19"><text:span text:style-name="T18">Proprietary developers higher quality?</text:span></text:p>
              </text:list-item>
            </text:list>
            <text:list text:style-name="L4">
              <text:list-item>
                <text:list>
                  <text:list-item>
                    <text:p text:style-name="P20"><text:span text:style-name="T18">Dubious; FLOSS often higher reliability,security</text:span></text:p>
                  </text:list-item>
                </text:list>
              </text:list-item>
            </text:list>
            <text:list text:style-name="L4">
              <text:list-item>
                <text:list>
                  <text:list-item>
                    <text:p text:style-name="P20"><text:span text:style-name="T18">Market rush often impairs proprietary quality</text:span></text:p>
                  </text:list-item>
                </text:list>
              </text:list-item>
            </text:list>
            <text:list text:style-name="L4">
              <text:list-item>
                <text:p text:style-name="P19"><text:span text:style-name="T18">No guarantee FLOSS is widely reviewed</text:span></text:p>
              </text:list-item>
            </text:list>
            <text:list text:style-name="L4">
              <text:list-item>
                <text:list>
                  <text:list-item>
                    <text:p text:style-name="P20"><text:span text:style-name="T23">True!</text:span><text:span text:style-name="T18"> &amp; unreviewed FLOSS may be very insecure</text:span></text:p>
                  </text:list-item>
                </text:list>
              </text:list-item>
            </text:list>
            <text:list text:style-name="L4">
              <text:list-item>
                <text:list>
                  <text:list-item>
                    <text:p text:style-name="P20"><text:span text:style-name="T18">Also true for proprietary (rarely reviewed!)</text:span></text:p>
                  </text:list-item>
                </text:list>
              </text:list-item>
            </text:list>
          </draw:text-box>
        </draw:frame>
        <presentation:notes draw:style-name="dp3">
          <draw:page-thumbnail draw:style-name="gr2" draw:layer="layout" svg:width="12.889cm" svg:height="9.667cm" svg:x="3.267cm" svg:y="1.936cm" draw:page-number="17" presentation:class="page"/>
          <draw:frame presentation:style-name="pr6" draw:text-style-name="P7" draw:layer="layout" svg:width="14.243cm" svg:height="11.604cm" svg:x="2.588cm" svg:y="12.246cm" presentation:class="notes" presentation:placeholder="true">
            <draw:text-box/>
          </draw:frame>
        </presentation:notes>
      </draw:page>
      <draw:page draw:name="Inserting Malicious Code &amp; OSS" draw:style-name="dp1" draw:master-page-name="Default" presentation:presentation-page-layout-name="AL2T1">
        <draw:frame presentation:style-name="pr4" draw:text-style-name="P2" draw:layer="layout" svg:width="17.78cm" svg:height="2.793cm" svg:x="5.715cm" svg:y="1.223cm" presentation:class="title" presentation:user-transformed="true">
          <draw:text-box>
            <text:p text:style-name="P8">Inserting malicious code &amp; FLOSS</text:p>
          </draw:text-box>
        </draw:frame>
        <draw:frame presentation:style-name="pr16" draw:text-style-name="P11" draw:layer="layout" svg:width="21.59cm" svg:height="12.489cm" svg:x="1.905cm" svg:y="5.08cm" presentation:class="outline" presentation:user-transformed="true">
          <draw:text-box>
            <text:list text:style-name="L4">
              <text:list-item>
                <text:p text:style-name="P38"><text:span text:style-name="T22">“</text:span><text:span text:style-name="T22">Anyone can modify FLOSS, including attackers”</text:span></text:p>
              </text:list-item>
            </text:list>
            <text:list text:style-name="L4">
              <text:list-item>
                <text:list>
                  <text:list-item>
                    <text:p text:style-name="P39"><text:span text:style-name="T14">Actually, you can modify proprietary programs too… just use a hex editor. <text:s/>Legal niceties not protection!</text:span></text:p>
                  </text:list-item>
                </text:list>
              </text:list-item>
            </text:list>
            <text:list text:style-name="L4">
              <text:list-item>
                <text:list>
                  <text:list-item>
                    <text:p text:style-name="P39"><text:span text:style-name="T14">Trick is to get result into user supply chain</text:span></text:p>
                  </text:list-item>
                </text:list>
              </text:list-item>
            </text:list>
            <text:list text:style-name="L4">
              <text:list-item>
                <text:list>
                  <text:list-item>
                    <text:p text:style-name="P39"><text:span text:style-name="T14">In FLOSS, requires subverting/misleading the trusted developers or trusted repository…</text:span></text:p>
                  </text:list-item>
                </text:list>
              </text:list-item>
            </text:list>
            <text:list text:style-name="L4">
              <text:list-item>
                <text:list>
                  <text:list-item>
                    <text:p text:style-name="P39"><text:span text:style-name="T24">and</text:span><text:span text:style-name="T14"> no one noticing the public malsource later</text:span></text:p>
                  </text:list-item>
                </text:list>
              </text:list-item>
            </text:list>
            <text:list text:style-name="L4">
              <text:list-item>
                <text:p text:style-name="P38"><text:span text:style-name="T22">Linux kernel attack failed (CM, developer review, and conventions all detected)</text:span></text:p>
              </text:list-item>
            </text:list>
            <text:list text:style-name="L4">
              <text:list-item>
                <text:p text:style-name="P38"><text:span text:style-name="T22">Distributed source aids detection</text:span></text:p>
              </text:list-item>
            </text:list>
            <text:list text:style-name="L4">
              <text:list-item>
                <text:p text:style-name="P38"><text:span text:style-name="T22">Large FLOSS projects tend to have many reviewers from many countries, making attack more difficult</text:span></text:p>
              </text:list-item>
            </text:list>
            <text:list text:style-name="L4">
              <text:list-item>
                <text:list>
                  <text:list-item>
                    <text:p text:style-name="P39"><text:span text:style-name="T14">Consider supplier as you would proprietary software</text:span></text:p>
                  </text:list-item>
                </text:list>
              </text:list-item>
            </text:list>
            <text:list text:style-name="L4">
              <text:list-item>
                <text:list>
                  <text:list-item>
                    <text:p text:style-name="P39"><text:span text:style-name="T14">Risk larger for small FLOSS projects</text:span></text:p>
                  </text:list-item>
                </text:list>
              </text:list-item>
            </text:list>
          </draw:text-box>
        </draw:frame>
        <presentation:notes draw:style-name="dp3">
          <draw:page-thumbnail draw:style-name="gr2" draw:layer="layout" svg:width="12.889cm" svg:height="9.667cm" svg:x="3.267cm" svg:y="1.936cm" draw:page-number="18" presentation:class="page"/>
          <draw:frame presentation:style-name="pr6" draw:text-style-name="P7" draw:layer="layout" svg:width="14.243cm" svg:height="11.604cm" svg:x="2.588cm" svg:y="12.246cm" presentation:class="notes" presentation:placeholder="true">
            <draw:text-box/>
          </draw:frame>
        </presentation:notes>
      </draw:page>
      <draw:page draw:name="Bottom Line"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Bottom Line</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12">Neither FLOSS nor proprietary always better</text:p>
              </text:list-item>
            </text:list>
            <text:list text:style-name="L4">
              <text:list-item>
                <text:list>
                  <text:list-item>
                    <text:p text:style-name="P18">But clearly many cases where FLOSS <text:span text:style-name="T12">is</text:span> better</text:p>
                  </text:list-item>
                </text:list>
              </text:list-item>
            </text:list>
            <text:list text:style-name="L4">
              <text:list-item>
                <text:p text:style-name="P12">FLOSS use increasing industry-wide</text:p>
              </text:list-item>
            </text:list>
            <text:list text:style-name="L4">
              <text:list-item>
                <text:list>
                  <text:list-item>
                    <text:p text:style-name="P18">In some areas, e.g., web servers, it dominates</text:p>
                  </text:list-item>
                </text:list>
              </text:list-item>
            </text:list>
            <text:list text:style-name="L4">
              <text:list-item>
                <text:p text:style-name="P12">Policies must not ignore or make it difficult to use FLOSS where applicable</text:p>
              </text:list-item>
            </text:list>
            <text:list text:style-name="L4">
              <text:list-item>
                <text:list>
                  <text:list-item>
                    <text:p text:style-name="P18">Can be a challenge because of radically different assumptions &amp; approach</text:p>
                  </text:list-item>
                </text:list>
              </text:list-item>
            </text:list>
          </draw:text-box>
        </draw:frame>
        <presentation:notes draw:style-name="dp3">
          <draw:page-thumbnail draw:style-name="gr2" draw:layer="layout" svg:width="12.889cm" svg:height="9.667cm" svg:x="3.267cm" svg:y="1.936cm" draw:page-number="19" presentation:class="page"/>
          <draw:frame presentation:style-name="pr6" draw:text-style-name="P7" draw:layer="layout" svg:width="14.243cm" svg:height="11.604cm" svg:x="2.588cm" svg:y="12.246cm" presentation:class="notes" presentation:placeholder="true">
            <draw:text-box/>
          </draw:frame>
        </presentation:notes>
      </draw:page>
      <draw:page draw:name="Backup Slides"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Appendix: High Assurance</text:p>
          </draw:text-box>
        </draw:frame>
        <draw:frame presentation:style-name="pr17" draw:text-style-name="P35" draw:layer="layout" svg:width="21.59cm" svg:height="11.855cm" svg:x="1.905cm" svg:y="5.079cm" presentation:class="outline" presentation:placeholder="true" presentation:user-transformed="true">
          <draw:text-box/>
        </draw:frame>
        <presentation:notes draw:style-name="dp3">
          <draw:page-thumbnail draw:style-name="gr2" draw:layer="layout" svg:width="12.889cm" svg:height="9.667cm" svg:x="3.267cm" svg:y="1.936cm" draw:page-number="20" presentation:class="page"/>
          <draw:frame presentation:style-name="pr6" draw:text-style-name="P7" draw:layer="layout" svg:width="14.243cm" svg:height="11.604cm" svg:x="2.588cm" svg:y="12.246cm" presentation:class="notes" presentation:placeholder="true">
            <draw:text-box/>
          </draw:frame>
        </presentation:notes>
      </draw:page>
      <draw:page draw:name="page21" draw:style-name="dp1" draw:master-page-name="Default" presentation:presentation-page-layout-name="AL2T1">
        <draw:frame presentation:style-name="pr4" draw:text-style-name="P2" draw:layer="layout" svg:width="17.78cm" svg:height="2.793cm" svg:x="5.715cm" svg:y="1.223cm" presentation:class="title" presentation:user-transformed="true">
          <draw:text-box>
            <text:p text:style-name="P8">What's high assurance software?</text:p>
          </draw:text-box>
        </draw:frame>
        <draw:frame presentation:style-name="pr17" draw:text-style-name="P35" draw:layer="layout" svg:width="21.59cm" svg:height="11.855cm" svg:x="1.905cm" svg:y="5.079cm" presentation:class="outline" presentation:user-transformed="true">
          <draw:text-box>
            <text:list text:style-name="L4">
              <text:list-item>
                <text:p text:style-name="P35"><text:span text:style-name="T25">“</text:span><text:span text:style-name="T25">High assurance software”: has an argument that could convince skeptical parties that the software will </text:span><text:span text:style-name="T26">always perform or never perform</text:span><text:span text:style-name="T25"> certain key functions </text:span><text:span text:style-name="T26">without fail</text:span><text:span text:style-name="T25">... convincing evidence that there are </text:span><text:span text:style-name="T26">absolutely no software defects. </text:span><text:span text:style-name="T27">CC EAL 6+</text:span></text:p>
              </text:list-item>
            </text:list>
            <text:list text:style-name="L4">
              <text:list-item>
                <text:list>
                  <text:list-item>
                    <text:p text:style-name="P36"><text:span text:style-name="T28">Today, extremely rare. Critical safety/security</text:span></text:p>
                  </text:list-item>
                </text:list>
              </text:list-item>
            </text:list>
            <text:list text:style-name="L4">
              <text:list-item>
                <text:p text:style-name="P35"><text:span text:style-name="T27">Medium assurance software: not high assurance, but significant effort expended to find and remove important flaws through review, testing, and so on. CC EAL 4-5</text:span></text:p>
              </text:list-item>
            </text:list>
            <text:list text:style-name="L4">
              <text:list-item>
                <text:list>
                  <text:list-item>
                    <text:p text:style-name="P36"><text:span text:style-name="T28">No proof it's flawless, just effort to find and fix</text:span></text:p>
                  </text:list-item>
                </text:list>
              </text:list-item>
            </text:list>
          </draw:text-box>
        </draw:frame>
        <presentation:notes draw:style-name="dp3">
          <draw:page-thumbnail draw:style-name="gr2" draw:layer="layout" svg:width="12.889cm" svg:height="9.667cm" svg:x="3.267cm" svg:y="1.936cm" draw:page-number="21" presentation:class="page"/>
          <draw:frame presentation:style-name="pr6" draw:text-style-name="P7" draw:layer="layout" svg:width="14.243cm" svg:height="11.604cm" svg:x="2.588cm" svg:y="12.246cm" presentation:class="notes" presentation:placeholder="true">
            <draw:text-box/>
          </draw:frame>
        </presentation:notes>
      </draw:page>
      <draw:page draw:name="page22" draw:style-name="dp5" draw:master-page-name="Default" presentation:presentation-page-layout-name="AL2T1">
        <draw:frame presentation:style-name="pr13" draw:text-style-name="P7" draw:layer="layout" svg:width="17.78cm" svg:height="2.533cm" svg:x="5.715cm" svg:y="1.353cm" presentation:class="title" presentation:user-transformed="true">
          <draw:text-box>
            <text:p text:style-name="P7">Many FLOSS tools support high assurance development</text:p>
          </draw:text-box>
        </draw:frame>
        <draw:frame presentation:style-name="pr14" draw:text-style-name="P40" draw:layer="layout" svg:width="21.59cm" svg:height="13.717cm" svg:x="1.905cm" svg:y="5.079cm" presentation:class="outline" presentation:user-transformed="true">
          <draw:text-box>
            <text:list text:style-name="L4">
              <text:list-item>
                <text:p text:style-name="P35"><text:span text:style-name="T29">Configuration Management: CVS, Subversion (SVN), GNU Arch, git/Cogito, Bazaar, Bazaar-NG, Monotone, Mercurial, Darcs, svk, Aegis, CVSNT, FastCST, OpenCM, Vesta, Superversion, Arx, Codeville...</text:span></text:p>
              </text:list-item>
            </text:list>
            <text:list text:style-name="L4">
              <text:list-item>
                <text:p text:style-name="P35"><text:span text:style-name="T29">Testing: opensourcetesting.org lists 275 tools Apr 2006, inc. Bugzilla (tracking), DejaGnu (framework), gcov (coverage), ...</text:span></text:p>
              </text:list-item>
            </text:list>
            <text:list text:style-name="L4">
              <text:list-item>
                <text:p text:style-name="P35"><text:span text:style-name="T29">Formal methods: Community Z tools (CZT) , ZETA, ProofPower, <text:s/>Overture, ACL2, Coq, E, Otter/MACE, PTTP, Isabelle, HOL4, HOL Light, Gandalf, Maude Sufficient Completeness Checker, KeY, RODIN, Hybrid Logics Model Checker, Spin, NuSMV 2, BLAST, Java PathFinder, SATABS, DiVinE, Splint (as LCLint), ...</text:span></text:p>
              </text:list-item>
            </text:list>
            <text:list text:style-name="L4">
              <text:list-item>
                <text:p text:style-name="P35"><text:span text:style-name="T29">Analysis implementation: Common LISP (GNU Common LISP (GCL), CMUCL, GNU CLISP), Scheme, Prolog (GNU Prolog, SWI-Prolog, Ciao Prolog, YAP), Maude, Standard ML, Haskell (GHC, Hugs), ...</text:span></text:p>
              </text:list-item>
            </text:list>
            <text:list text:style-name="L4">
              <text:list-item>
                <text:p text:style-name="P35"><text:span text:style-name="T29">Code implementation: C (gcc), Ada (gcc GNAT), ...</text:span></text:p>
              </text:list-item>
            </text:list>
            <text:list text:style-name="L4">
              <text:list-item>
                <text:list>
                  <text:list-item>
                    <text:p text:style-name="P36"><text:span text:style-name="T29">Java/C#: FLOSS implementations (gcj/Mono) maturing; gc issue</text:span></text:p>
                  </text:list-item>
                </text:list>
              </text:list-item>
            </text:list>
          </draw:text-box>
        </draw:frame>
        <presentation:notes draw:style-name="dp3">
          <draw:page-thumbnail draw:style-name="gr2" draw:layer="layout" svg:width="12.889cm" svg:height="9.667cm" svg:x="3.267cm" svg:y="1.936cm" draw:page-number="22" presentation:class="page"/>
          <draw:frame presentation:style-name="pr15" draw:text-style-name="P7" draw:layer="layout" svg:width="14.243cm" svg:height="11.353cm" svg:x="2.588cm" svg:y="12.246cm" presentation:class="notes" presentation:placeholder="true">
            <draw:text-box/>
          </draw:frame>
        </presentation:notes>
      </draw:page>
      <draw:page draw:name="page23" draw:style-name="dp5" draw:master-page-name="Default" presentation:presentation-page-layout-name="AL2T1">
        <draw:frame presentation:style-name="pr13" draw:text-style-name="P7" draw:layer="layout" svg:width="17.78cm" svg:height="2.331cm" svg:x="5.715cm" svg:y="1.454cm" presentation:class="title">
          <draw:text-box>
            <text:p text:style-name="P7">Test coverage</text:p>
          </draw:text-box>
        </draw:frame>
        <draw:frame presentation:style-name="pr14" draw:text-style-name="P35" draw:layer="layout" svg:width="21.59cm" svg:height="13.717cm" svg:x="1.905cm" svg:y="5.079cm" presentation:class="outline" presentation:user-transformed="true">
          <draw:text-box>
            <text:list text:style-name="L4">
              <text:list-item>
                <text:p text:style-name="P35">Many high assurance projects must meet <text:s/>measurable requirements on their tests. Common measures:</text:p>
              </text:list-item>
            </text:list>
            <text:list text:style-name="L4">
              <text:list-item>
                <text:list>
                  <text:list-item>
                    <text:p text:style-name="P36">Statement (line) coverage: <text:s/>% program statements exercised by at least one test.</text:p>
                  </text:list-item>
                </text:list>
              </text:list-item>
            </text:list>
            <text:list text:style-name="L4">
              <text:list-item>
                <text:list>
                  <text:list-item>
                    <text:p text:style-name="P36">Branch coverage: % of “branches” from decision points (if/then/else, switch/case, ?:) exercised by at least one test</text:p>
                  </text:list-item>
                </text:list>
              </text:list-item>
            </text:list>
            <text:list text:style-name="L4">
              <text:list-item>
                <text:list>
                  <text:list-item>
                    <text:p text:style-name="P36">Some argue unit testing (low-level tests) should achieve 100% in both; most say 80%-90% okay</text:p>
                  </text:list-item>
                </text:list>
              </text:list-item>
            </text:list>
            <text:list text:style-name="L4">
              <text:list-item>
                <text:list>
                  <text:list-item>
                    <text:p text:style-name="P36">Many other measures</text:p>
                  </text:list-item>
                </text:list>
              </text:list-item>
            </text:list>
            <text:list text:style-name="L4">
              <text:list-item>
                <text:p text:style-name="P35">FLOSS tools available (e.g., gcov)</text:p>
              </text:list-item>
            </text:list>
          </draw:text-box>
        </draw:frame>
        <presentation:notes draw:style-name="dp3">
          <draw:page-thumbnail draw:style-name="gr2" draw:layer="layout" svg:width="12.889cm" svg:height="9.667cm" svg:x="3.267cm" svg:y="1.936cm" draw:page-number="23" presentation:class="page"/>
          <draw:frame presentation:style-name="pr15" draw:text-style-name="P7" draw:layer="layout" svg:width="14.243cm" svg:height="11.353cm" svg:x="2.588cm" svg:y="12.246cm" presentation:class="notes" presentation:placeholder="true">
            <draw:text-box/>
          </draw:frame>
        </presentation:notes>
      </draw:page>
      <draw:page draw:name="page24" draw:style-name="dp5" draw:master-page-name="Default" presentation:presentation-page-layout-name="AL2T1">
        <draw:frame presentation:style-name="pr13" draw:text-style-name="P7" draw:layer="layout" svg:width="17.78cm" svg:height="2.331cm" svg:x="5.715cm" svg:y="1.454cm" presentation:class="title">
          <draw:text-box>
            <text:p text:style-name="P7">Formal methods: Introduction</text:p>
          </draw:text-box>
        </draw:frame>
        <draw:frame presentation:style-name="pr14" draw:text-style-name="P35" draw:layer="layout" svg:width="21.59cm" svg:height="13.717cm" svg:x="1.905cm" svg:y="5.079cm" presentation:class="outline" presentation:user-transformed="true">
          <draw:text-box>
            <text:list text:style-name="L4">
              <text:list-item>
                <text:p text:style-name="P35"><text:span text:style-name="T25">Formal methods: application of rigorous mathematical techniques to software development</text:span></text:p>
              </text:list-item>
            </text:list>
            <text:list text:style-name="L4">
              <text:list-item>
                <text:p text:style-name="P35"><text:span text:style-name="T25">Three levels (&amp; often focused application):</text:span></text:p>
              </text:list-item>
            </text:list>
            <text:list text:style-name="L4">
              <text:list-item>
                <text:list>
                  <text:list-item>
                    <text:p text:style-name="P36"><text:span text:style-name="T30">0: Formal specification(using mathematics)</text:span></text:p>
                  </text:list-item>
                </text:list>
              </text:list-item>
            </text:list>
            <text:list text:style-name="L4">
              <text:list-item>
                <text:list>
                  <text:list-item>
                    <text:p text:style-name="P36"><text:span text:style-name="T30">1: <text:s/>Go deeper, e.g., (a) refine specification to a mathematically-defined design or more detailed model, and/or (b) prove important properties of the specification and/or model</text:span></text:p>
                  </text:list-item>
                </text:list>
              </text:list-item>
            </text:list>
            <text:list text:style-name="L4">
              <text:list-item>
                <text:list>
                  <text:list-item>
                    <text:p text:style-name="P36"><text:span text:style-name="T30">2: Fully prove that the code matches the design specification. Very expensive, if done at all, often done with only the most critical portions</text:span></text:p>
                  </text:list-item>
                </text:list>
              </text:list-item>
            </text:list>
            <text:list text:style-name="L4">
              <text:list-item>
                <text:p text:style-name="P35"><text:span text:style-name="T25">Tool types: Specification handling, theorem provers, model checkers, ...</text:span></text:p>
              </text:list-item>
            </text:list>
          </draw:text-box>
        </draw:frame>
        <presentation:notes draw:style-name="dp3">
          <draw:page-thumbnail draw:style-name="gr2" draw:layer="layout" svg:width="12.889cm" svg:height="9.667cm" svg:x="3.267cm" svg:y="1.936cm" draw:page-number="24" presentation:class="page"/>
          <draw:frame presentation:style-name="pr15" draw:text-style-name="P7" draw:layer="layout" svg:width="14.243cm" svg:height="11.353cm" svg:x="2.588cm" svg:y="12.246cm" presentation:class="notes" presentation:placeholder="true">
            <draw:text-box/>
          </draw:frame>
        </presentation:notes>
      </draw:page>
      <draw:page draw:name="page25" draw:style-name="dp5" draw:master-page-name="Default" presentation:presentation-page-layout-name="AL2T1">
        <draw:frame presentation:style-name="pr13" draw:text-style-name="P7" draw:layer="layout" svg:width="17.78cm" svg:height="2.533cm" svg:x="5.715cm" svg:y="1.353cm" presentation:class="title" presentation:user-transformed="true">
          <draw:text-box>
            <text:p text:style-name="P7">Formal Method Specification Languages</text:p>
          </draw:text-box>
        </draw:frame>
        <draw:frame presentation:style-name="pr14" draw:text-style-name="P35" draw:layer="layout" svg:width="21.59cm" svg:height="13.717cm" svg:x="1.905cm" svg:y="5.079cm" presentation:class="outline" presentation:user-transformed="true">
          <draw:text-box>
            <text:list text:style-name="L4">
              <text:list-item>
                <text:p text:style-name="P35">Z: ISO/IEC 13568:2002</text:p>
              </text:list-item>
            </text:list>
            <text:list text:style-name="L4">
              <text:list-item>
                <text:list>
                  <text:list-item>
                    <text:p text:style-name="P36">Community Z tools (CZT) project, ZETA, ProofPower</text:p>
                  </text:list-item>
                </text:list>
              </text:list-item>
            </text:list>
            <text:list text:style-name="L4">
              <text:list-item>
                <text:p text:style-name="P35">VDM</text:p>
              </text:list-item>
            </text:list>
            <text:list text:style-name="L4">
              <text:list-item>
                <text:list>
                  <text:list-item>
                    <text:p text:style-name="P36">Overture</text:p>
                  </text:list-item>
                </text:list>
              </text:list-item>
            </text:list>
            <text:list text:style-name="L4">
              <text:list-item>
                <text:p text:style-name="P35">B</text:p>
              </text:list-item>
            </text:list>
            <text:list text:style-name="L4">
              <text:list-item>
                <text:list>
                  <text:list-item>
                    <text:p text:style-name="P36">RODIN Project</text:p>
                  </text:list-item>
                </text:list>
              </text:list-item>
            </text:list>
            <text:list text:style-name="L4">
              <text:list-item>
                <text:p text:style-name="P35">UML Object Constraint Language</text:p>
              </text:list-item>
            </text:list>
            <text:list text:style-name="L4">
              <text:list-item>
                <text:list>
                  <text:list-item>
                    <text:p text:style-name="P36">KeY</text:p>
                  </text:list-item>
                </text:list>
              </text:list-item>
            </text:list>
          </draw:text-box>
        </draw:frame>
        <presentation:notes draw:style-name="dp3">
          <draw:page-thumbnail draw:style-name="gr2" draw:layer="layout" svg:width="12.889cm" svg:height="9.667cm" svg:x="3.267cm" svg:y="1.936cm" draw:page-number="25" presentation:class="page"/>
          <draw:frame presentation:style-name="pr15" draw:text-style-name="P7" draw:layer="layout" svg:width="14.243cm" svg:height="11.353cm" svg:x="2.588cm" svg:y="12.246cm" presentation:class="notes" presentation:placeholder="true">
            <draw:text-box/>
          </draw:frame>
        </presentation:notes>
      </draw:page>
      <draw:page draw:name="page26" draw:style-name="dp5" draw:master-page-name="Default" presentation:presentation-page-layout-name="AL2T1">
        <draw:frame presentation:style-name="pr13" draw:text-style-name="P7" draw:layer="layout" svg:width="17.78cm" svg:height="2.331cm" svg:x="5.715cm" svg:y="1.454cm" presentation:class="title">
          <draw:text-box>
            <text:p text:style-name="P7">Sample formal method tools</text:p>
          </draw:text-box>
        </draw:frame>
        <draw:frame presentation:style-name="pr14" draw:text-style-name="P35" draw:layer="layout" svg:width="21.59cm" svg:height="13.717cm" svg:x="1.905cm" svg:y="5.079cm" presentation:class="outline" presentation:user-transformed="true">
          <draw:text-box>
            <text:list text:style-name="L4">
              <text:list-item>
                <text:p text:style-name="P35"><text:span text:style-name="T25">ACL2</text:span></text:p>
              </text:list-item>
            </text:list>
            <text:list text:style-name="L4">
              <text:list-item>
                <text:list>
                  <text:list-item>
                    <text:p text:style-name="P36"><text:span text:style-name="T31">Industrial-strength theorem prover using LISP notation, Boyer-Moore family (ACM Software System Award)</text:span></text:p>
                  </text:list-item>
                </text:list>
              </text:list-item>
            </text:list>
            <text:list text:style-name="L4">
              <text:list-item>
                <text:list>
                  <text:list-item>
                    <text:p text:style-name="P36"><text:span text:style-name="T31">Used for processor designs, microcode, machine code, Java bytecode, ... found 3 defects in BSD C string library</text:span></text:p>
                  </text:list-item>
                </text:list>
              </text:list-item>
            </text:list>
            <text:list text:style-name="L4">
              <text:list-item>
                <text:p text:style-name="P35"><text:span text:style-name="T25">Otter</text:span></text:p>
              </text:list-item>
            </text:list>
            <text:list text:style-name="L4">
              <text:list-item>
                <text:list>
                  <text:list-item>
                    <text:p text:style-name="P36"><text:span text:style-name="T31">High-performance general-purpose (math) prover</text:span></text:p>
                  </text:list-item>
                </text:list>
              </text:list-item>
            </text:list>
            <text:list text:style-name="L4">
              <text:list-item>
                <text:p text:style-name="P35"><text:span text:style-name="T25">Isabelle, HOL 4</text:span></text:p>
              </text:list-item>
            </text:list>
            <text:list text:style-name="L4">
              <text:list-item>
                <text:list>
                  <text:list-item>
                    <text:p text:style-name="P36"><text:span text:style-name="T31">Theorem prover, “drive” via ML</text:span></text:p>
                  </text:list-item>
                </text:list>
              </text:list-item>
            </text:list>
            <text:list text:style-name="L4">
              <text:list-item>
                <text:p text:style-name="P35"><text:span text:style-name="T25">Spin</text:span></text:p>
              </text:list-item>
            </text:list>
            <text:list text:style-name="L4">
              <text:list-item>
                <text:list>
                  <text:list-item>
                    <text:p text:style-name="P36"><text:span text:style-name="T31">Model-checking to verify distributed software systems. Used for Netherlands flood control barrier, Deep Space 1, Cassini, Mars Exploration Rovers, Deep Impact. ACM Software System Award</text:span></text:p>
                  </text:list-item>
                </text:list>
              </text:list-item>
            </text:list>
          </draw:text-box>
        </draw:frame>
        <presentation:notes draw:style-name="dp3">
          <draw:page-thumbnail draw:style-name="gr2" draw:layer="layout" svg:width="12.889cm" svg:height="9.667cm" svg:x="3.267cm" svg:y="1.936cm" draw:page-number="26" presentation:class="page"/>
          <draw:frame presentation:style-name="pr15" draw:text-style-name="P7" draw:layer="layout" svg:width="14.243cm" svg:height="11.353cm" svg:x="2.588cm" svg:y="12.246cm" presentation:class="notes" presentation:placeholder="true">
            <draw:text-box/>
          </draw:frame>
        </presentation:notes>
      </draw:page>
      <draw:page draw:name="page27" draw:style-name="dp5" draw:master-page-name="Default" presentation:presentation-page-layout-name="AL2T1">
        <draw:frame presentation:style-name="pr13" draw:text-style-name="P7" draw:layer="layout" svg:width="17.78cm" svg:height="2.533cm" svg:x="5.715cm" svg:y="1.353cm" presentation:class="title" presentation:user-transformed="true">
          <draw:text-box>
            <text:p text:style-name="P7">High assurance components rare; OSS especially</text:p>
          </draw:text-box>
        </draw:frame>
        <draw:frame presentation:style-name="pr14" draw:text-style-name="P41" draw:layer="layout" svg:width="21.59cm" svg:height="13.717cm" svg:x="1.905cm" svg:y="5.079cm" presentation:class="outline" presentation:user-transformed="true">
          <draw:text-box>
            <text:list text:style-name="L4">
              <text:list-item>
                <text:p text:style-name="P35"><text:span text:style-name="T30">Closest: GNAT Pro High-Integrity Edition (HIE), EROS, few library routines</text:span></text:p>
              </text:list-item>
            </text:list>
            <text:list text:style-name="L4">
              <text:list-item>
                <text:p text:style-name="P35"><text:span text:style-name="T30">FLOSS strong in medium assurance</text:span></text:p>
              </text:list-item>
            </text:list>
            <text:list text:style-name="L4">
              <text:list-item>
                <text:p text:style-name="P35"><text:span text:style-name="T30">Why few high assurance?</text:span></text:p>
              </text:list-item>
            </text:list>
            <text:list text:style-name="L4">
              <text:list-item>
                <text:list>
                  <text:list-item>
                    <text:p text:style-name="P36"><text:span text:style-name="T30">Too expensive to do using FLOSS? Unlikely, if there's an economic incentive</text:span></text:p>
                  </text:list-item>
                </text:list>
              </text:list-item>
            </text:list>
            <text:list text:style-name="L4">
              <text:list-item>
                <text:list>
                  <text:list-item>
                    <text:p text:style-name="P36"><text:span text:style-name="T30">No possibility of a rational economic model? Unlikely; components exist where cost avoidance sensible</text:span></text:p>
                  </text:list-item>
                </text:list>
              </text:list-item>
            </text:list>
            <text:list text:style-name="L4">
              <text:list-item>
                <text:list>
                  <text:list-item>
                    <text:p text:style-name="P36"><text:span text:style-name="T30">Expertise too specialized? Probably partly true</text:span></text:p>
                  </text:list-item>
                </text:list>
              </text:list-item>
            </text:list>
            <text:list text:style-name="L4">
              <text:list-item>
                <text:list>
                  <text:list-item>
                    <text:p text:style-name="P36"><text:span text:style-name="T30">Few considered the possibility? </text:span><text:span text:style-name="T32">Yes</text:span><text:span text:style-name="T30">; many potential customers/users have failed to consider an FLOSS option at all (e.g., consortium)</text:span></text:p>
                  </text:list-item>
                </text:list>
              </text:list-item>
            </text:list>
          </draw:text-box>
        </draw:frame>
        <presentation:notes draw:style-name="dp3">
          <draw:page-thumbnail draw:style-name="gr2" draw:layer="layout" svg:width="12.889cm" svg:height="9.667cm" svg:x="3.267cm" svg:y="1.936cm" draw:page-number="27" presentation:class="page"/>
          <draw:frame presentation:style-name="pr15" draw:text-style-name="P7" draw:layer="layout" svg:width="14.243cm" svg:height="11.353cm" svg:x="2.588cm" svg:y="12.246cm" presentation:class="notes" presentation:placeholder="true">
            <draw:text-box/>
          </draw:frame>
        </presentation:notes>
      </draw:page>
      <draw:page draw:name="page28" draw:style-name="dp5" draw:master-page-name="Default" presentation:presentation-page-layout-name="AL2T1">
        <draw:frame presentation:style-name="pr13" draw:text-style-name="P7" draw:layer="layout" svg:width="17.78cm" svg:height="2.331cm" svg:x="5.715cm" svg:y="1.454cm" presentation:class="title">
          <draw:text-box>
            <text:p text:style-name="P7">High assurance conclusions</text:p>
          </draw:text-box>
        </draw:frame>
        <draw:frame presentation:style-name="pr14" draw:text-style-name="P42" draw:layer="layout" svg:width="21.59cm" svg:height="13.717cm" svg:x="1.905cm" svg:y="5.079cm" presentation:class="outline" presentation:user-transformed="true">
          <draw:text-box>
            <text:list text:style-name="L4">
              <text:list-item>
                <text:p text:style-name="P35"><text:span text:style-name="T25">Many FLOSS tools available for creating high assurance components</text:span></text:p>
              </text:list-item>
            </text:list>
            <text:list text:style-name="L4">
              <text:list-item>
                <text:p text:style-name="P35"><text:span text:style-name="T25">Few FLOSS high assurance components</text:span></text:p>
              </text:list-item>
            </text:list>
            <text:list text:style-name="L4">
              <text:list-item>
                <text:list>
                  <text:list-item>
                    <text:p text:style-name="P36"><text:span text:style-name="T25">Decision-makers failing to consider FLOSS-based approaches... they </text:span><text:span text:style-name="T26">should </text:span><text:span text:style-name="T27">consider them, so can choose when appropriate</text:span></text:p>
                  </text:list-item>
                </text:list>
              </text:list-item>
            </text:list>
            <text:list text:style-name="L4">
              <text:list-item>
                <text:p text:style-name="P35"><text:span text:style-name="T25">Government-funded software development in academia should normally be released under a FLOSS license</text:span></text:p>
              </text:list-item>
            </text:list>
            <text:list text:style-name="L4">
              <text:list-item>
                <text:list>
                  <text:list-item>
                    <text:p text:style-name="P36"><text:span text:style-name="T25">Many tools lost forever if not released as FLOSS</text:span></text:p>
                  </text:list-item>
                </text:list>
              </text:list-item>
            </text:list>
            <text:list text:style-name="L4">
              <text:list-item>
                <text:list>
                  <text:list-item>
                    <text:p text:style-name="P36"><text:span text:style-name="T25">Build on it vs. start over. GPL-compatible</text:span></text:p>
                  </text:list-item>
                </text:list>
              </text:list-item>
            </text:list>
            <text:list text:style-name="L4">
              <text:list-item>
                <text:p text:style-name="P35"><text:span text:style-name="T25">FLOSS developers should consider developing or improving high-assurance components or tools</text:span></text:p>
              </text:list-item>
            </text:list>
          </draw:text-box>
        </draw:frame>
        <presentation:notes draw:style-name="dp3">
          <draw:page-thumbnail draw:style-name="gr2" draw:layer="layout" svg:width="12.889cm" svg:height="9.667cm" svg:x="3.267cm" svg:y="1.936cm" draw:page-number="28" presentation:class="page"/>
          <draw:frame presentation:style-name="pr15" draw:text-style-name="P7" draw:layer="layout" svg:width="14.243cm" svg:height="11.353cm" svg:x="2.588cm" svg:y="12.246cm" presentation:class="notes" presentation:placeholder="true">
            <draw:text-box/>
          </draw:frame>
        </presentation:notes>
      </draw:page>
      <draw:page draw:name="page29"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Backup Slides</text:p>
          </draw:text-box>
        </draw:frame>
        <draw:frame presentation:style-name="pr17" draw:text-style-name="P35" draw:layer="layout" svg:width="21.59cm" svg:height="11.855cm" svg:x="1.905cm" svg:y="5.079cm" presentation:class="outline" presentation:placeholder="true" presentation:user-transformed="true">
          <draw:text-box/>
        </draw:frame>
        <presentation:notes draw:style-name="dp3">
          <draw:page-thumbnail draw:style-name="gr2" draw:layer="layout" svg:width="12.889cm" svg:height="9.667cm" svg:x="3.267cm" svg:y="1.936cm" draw:page-number="29" presentation:class="page"/>
          <draw:frame presentation:style-name="pr6" draw:text-style-name="P7" draw:layer="layout" svg:width="14.243cm" svg:height="11.604cm" svg:x="2.588cm" svg:y="12.246cm" presentation:class="notes" presentation:placeholder="true">
            <draw:text-box/>
          </draw:frame>
        </presentation:notes>
      </draw:page>
      <draw:page draw:name="Common Criteria &amp; OSS"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Common Criteria &amp; FLOSS</text:p>
          </draw:text-box>
        </draw:frame>
        <draw:frame presentation:style-name="pr5" draw:text-style-name="P11" draw:layer="layout" svg:width="21.59cm" svg:height="13.879cm" svg:x="1.905cm" svg:y="5.079cm" presentation:class="outline" presentation:user-transformed="true">
          <draw:text-box>
            <text:list text:style-name="L4">
              <text:list-item>
                <text:p text:style-name="P38"><text:span text:style-name="T22">Common Criteria (CC) can be used on FLOSS</text:span></text:p>
              </text:list-item>
            </text:list>
            <text:list text:style-name="L4">
              <text:list-item>
                <text:list>
                  <text:list-item>
                    <text:p text:style-name="P39"><text:span text:style-name="T14">Red Hat Linux, Novell/SuSE Linux</text:span></text:p>
                  </text:list-item>
                </text:list>
              </text:list-item>
            </text:list>
            <text:list text:style-name="L4">
              <text:list-item>
                <text:p text:style-name="P38"><text:span text:style-name="T22">CC matches FLOSS imperfectly</text:span></text:p>
              </text:list-item>
            </text:list>
            <text:list text:style-name="L4">
              <text:list-item>
                <text:list>
                  <text:list-item>
                    <text:p text:style-name="P39"><text:span text:style-name="T14">CC developed before rise of FLOSS</text:span></text:p>
                  </text:list-item>
                </text:list>
              </text:list-item>
            </text:list>
            <text:list text:style-name="L4">
              <text:list-item>
                <text:list>
                  <text:list-item>
                    <text:p text:style-name="P39"><text:span text:style-name="T14">Doesn’t credit mass peer review or detailed code review</text:span></text:p>
                  </text:list-item>
                </text:list>
              </text:list-item>
            </text:list>
            <text:list text:style-name="L4">
              <text:list-item>
                <text:list>
                  <text:list-item>
                    <text:p text:style-name="P39"><text:span text:style-name="T14">Requires mass creation of documentation not normally used in FLOSS development</text:span></text:p>
                  </text:list-item>
                </text:list>
              </text:list-item>
            </text:list>
            <text:list text:style-name="L4">
              <text:list-item>
                <text:p text:style-name="P38"><text:span text:style-name="T22">Government policies discriminate against FLOSS</text:span></text:p>
              </text:list-item>
            </text:list>
            <text:list text:style-name="L4">
              <text:list-item>
                <text:list>
                  <text:list-item>
                    <text:p text:style-name="P39"><text:span text:style-name="T14">Presume that vendor will pay hundreds of thousands or millions for a CC evaluation (“big company” funding)</text:span></text:p>
                  </text:list-item>
                </text:list>
              </text:list-item>
            </text:list>
            <text:list text:style-name="L4">
              <text:list-item>
                <text:list>
                  <text:list-item>
                    <text:list>
                      <text:list-item>
                        <text:p text:style-name="P43"><text:span text:style-name="T14">Presumes nearly all small business &amp; FLOSS insecure</text:span></text:p>
                      </text:list-item>
                    </text:list>
                  </text:list-item>
                </text:list>
              </text:list-item>
            </text:list>
            <text:list text:style-name="L4">
              <text:list-item>
                <text:list>
                  <text:list-item>
                    <text:p text:style-name="P39"><text:span text:style-name="T14">Presume that “without CC evaluation, it’s not secure”</text:span></text:p>
                  </text:list-item>
                </text:list>
              </text:list-item>
            </text:list>
            <text:list text:style-name="L4">
              <text:list-item>
                <text:list>
                  <text:list-item>
                    <text:p text:style-name="P39"><text:span text:style-name="T14">Need to fix policies to meet real goal: secure software</text:span></text:p>
                  </text:list-item>
                </text:list>
              </text:list-item>
            </text:list>
            <text:list text:style-name="L4">
              <text:list-item>
                <text:list>
                  <text:list-item>
                    <text:list>
                      <text:list-item>
                        <text:p text:style-name="P43"><text:span text:style-name="T14">Government-funded evaluation for free use/support?</text:span></text:p>
                      </text:list-item>
                    </text:list>
                  </text:list-item>
                </text:list>
              </text:list-item>
            </text:list>
            <text:list text:style-name="L4">
              <text:list-item>
                <text:list>
                  <text:list-item>
                    <text:list>
                      <text:list-item>
                        <text:p text:style-name="P43"><text:span text:style-name="T14">Multi-Government funding?</text:span></text:p>
                      </text:list-item>
                    </text:list>
                  </text:list-item>
                </text:list>
              </text:list-item>
            </text:list>
            <text:list text:style-name="L4">
              <text:list-item>
                <text:list>
                  <text:list-item>
                    <text:list>
                      <text:list-item>
                        <text:p text:style-name="P43"><text:span text:style-name="T14">Alternative evaluation processes?</text:span></text:p>
                      </text:list-item>
                    </text:list>
                  </text:list-item>
                </text:list>
              </text:list-item>
            </text:list>
          </draw:text-box>
        </draw:frame>
        <presentation:notes draw:style-name="dp3">
          <draw:page-thumbnail draw:style-name="gr2" draw:layer="layout" svg:width="12.889cm" svg:height="9.667cm" svg:x="3.267cm" svg:y="1.936cm" draw:page-number="30" presentation:class="page"/>
          <draw:frame presentation:style-name="pr6" draw:text-style-name="P7" draw:layer="layout" svg:width="14.243cm" svg:height="11.604cm" svg:x="2.588cm" svg:y="12.246cm" presentation:class="notes" presentation:placeholder="true">
            <draw:text-box/>
          </draw:frame>
        </presentation:notes>
      </draw:page>
      <draw:page draw:name="Formal Methods &amp; OSS"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Formal Methods &amp; FLOSS</text:p>
          </draw:text-box>
        </draw:frame>
        <draw:frame presentation:style-name="pr18" draw:text-style-name="P11" draw:layer="layout" svg:width="21.59cm" svg:height="12.957cm" svg:x="1.905cm" svg:y="5.08cm" presentation:class="outline" presentation:user-transformed="true">
          <draw:text-box>
            <text:list text:style-name="L4">
              <text:list-item>
                <text:p text:style-name="P38"><text:span text:style-name="T22">Formal methods applicable to FLOSS &amp; proprietary</text:span></text:p>
              </text:list-item>
            </text:list>
            <text:list text:style-name="L4">
              <text:list-item>
                <text:p text:style-name="P38"><text:span text:style-name="T22">Difference: FLOSS allows public peer review</text:span></text:p>
              </text:list-item>
            </text:list>
            <text:list text:style-name="L4">
              <text:list-item>
                <text:list>
                  <text:list-item>
                    <text:p text:style-name="P39"><text:span text:style-name="T14">In mathematics, peer review often finds problems in proofs; many publicly-published proofs are later invalidated</text:span></text:p>
                  </text:list-item>
                </text:list>
              </text:list-item>
            </text:list>
            <text:list text:style-name="L4">
              <text:list-item>
                <text:list>
                  <text:list-item>
                    <text:p text:style-name="P39"><text:span text:style-name="T14">Expect true for software-related proofs, even with proof-checkers (invalid models/translation, invalid assumptions/proof methods)</text:span></text:p>
                  </text:list-item>
                </text:list>
              </text:list-item>
            </text:list>
            <text:list text:style-name="L4">
              <text:list-item>
                <text:list>
                  <text:list-item>
                    <text:p text:style-name="P39"><text:span text:style-name="T14">Proprietary sw generally forbids public peer review</text:span></text:p>
                  </text:list-item>
                </text:list>
              </text:list-item>
            </text:list>
            <text:list text:style-name="L4">
              <text:list-item>
                <text:p text:style-name="P38"><text:span text:style-name="T22">Formal methods challenges same</text:span></text:p>
              </text:list-item>
            </text:list>
            <text:list text:style-name="L4">
              <text:list-item>
                <text:list>
                  <text:list-item>
                    <text:p text:style-name="P39"><text:span text:style-name="T14">Few understand formal methods (</text:span><text:span text:style-name="T24">anywhere</text:span><text:span text:style-name="T14">)</text:span></text:p>
                  </text:list-item>
                </text:list>
              </text:list-item>
            </text:list>
            <text:list text:style-name="L4">
              <text:list-item>
                <text:list>
                  <text:list-item>
                    <text:p text:style-name="P39"><text:span text:style-name="T14">Scaling up to “real” systems difficult</text:span></text:p>
                  </text:list-item>
                </text:list>
              </text:list-item>
            </text:list>
            <text:list text:style-name="L4">
              <text:list-item>
                <text:list>
                  <text:list-item>
                    <text:p text:style-name="P39"><text:span text:style-name="T14">Costs of applying formal methods—who pays?</text:span></text:p>
                  </text:list-item>
                </text:list>
              </text:list-item>
            </text:list>
            <text:list text:style-name="L4">
              <text:list-item>
                <text:list>
                  <text:list-item>
                    <text:list>
                      <text:list-item>
                        <text:p text:style-name="P43"><text:span text:style-name="T24">May</text:span><text:span text:style-name="T14"> be even harder for FLOSS</text:span></text:p>
                      </text:list-item>
                    </text:list>
                  </text:list-item>
                </text:list>
              </text:list-item>
            </text:list>
            <text:list text:style-name="L4">
              <text:list-item>
                <text:list>
                  <text:list-item>
                    <text:list>
                      <text:list-item>
                        <text:p text:style-name="P43"><text:span text:style-name="T14">Not easy for proprietary either</text:span></text:p>
                      </text:list-item>
                    </text:list>
                  </text:list-item>
                </text:list>
              </text:list-item>
            </text:list>
          </draw:text-box>
        </draw:frame>
        <presentation:notes draw:style-name="dp3">
          <draw:page-thumbnail draw:style-name="gr2" draw:layer="layout" svg:width="12.889cm" svg:height="9.667cm" svg:x="3.267cm" svg:y="1.936cm" draw:page-number="31" presentation:class="page"/>
          <draw:frame presentation:style-name="pr6" draw:text-style-name="P7" draw:layer="layout" svg:width="14.243cm" svg:height="11.604cm" svg:x="2.588cm" svg:y="12.246cm" presentation:class="notes" presentation:placeholder="true">
            <draw:text-box/>
          </draw:frame>
        </presentation:notes>
      </draw:page>
      <draw:page draw:name="MITRE 2003 Report"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MITRE 2003 Report</text:p>
          </draw:text-box>
        </draw:frame>
        <draw:frame presentation:style-name="pr5" draw:text-style-name="P11" draw:layer="layout" svg:width="21.59cm" svg:height="11.854cm" svg:x="1.905cm" svg:y="5.079cm" presentation:class="outline" presentation:user-transformed="true">
          <draw:text-box>
            <text:list text:style-name="L1">
              <text:list-item>
                <text:p text:style-name="P44"><text:span text:style-name="T14">“</text:span><text:span text:style-name="T14">One unexpected result was the degree to which Security depends on FOSS. Banning FOSS would remove certain types of infrastructure components (e.g., OpenBSD) that currently help support network security. It would also limit DoD access to—and overall expertise in—the use of powerful FOSS analysis and detection applications that hostile groups could use to help stage cyberattacks. Finally, it would remove the demonstrated ability of FOSS applications to be updated rapidly in response to new types of cyberattack. Taken together, these factors imply that banning FOSS would have immediate, broad, and strongly negative impacts on the ability of many sensitive and security-focused DoD groups to defend against cyberattacks.”</text:span></text:p>
              </text:list-item>
            </text:list>
            <text:list text:style-name="L1">
              <text:list-item>
                <text:p text:style-name="P44"><text:span text:style-name="T14"/></text:p>
              </text:list-item>
            </text:list>
            <text:list text:style-name="L1">
              <text:list-item>
                <text:p text:style-name="P45"><text:span text:style-name="T33">“</text:span><text:span text:style-name="T33">Use of Free and Open Source Software in the US Dept. of Defense” (MITRE, sponsored by DISA), Jan. 2, 2003, http://www.egovos.org/</text:span></text:p>
              </text:list-item>
            </text:list>
          </draw:text-box>
        </draw:frame>
        <presentation:notes draw:style-name="dp3">
          <draw:page-thumbnail draw:style-name="gr2" draw:layer="layout" svg:width="12.889cm" svg:height="9.667cm" svg:x="3.267cm" svg:y="1.936cm" draw:page-number="32" presentation:class="page"/>
          <draw:frame presentation:style-name="pr6" draw:text-style-name="P7" draw:layer="layout" svg:width="14.243cm" svg:height="11.604cm" svg:x="2.588cm" svg:y="12.246cm" presentation:class="notes" presentation:placeholder="true">
            <draw:text-box/>
          </draw:frame>
        </presentation:notes>
      </draw:page>
      <draw:page draw:name="Acronyms"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Acronyms</text:p>
          </draw:text-box>
        </draw:frame>
        <draw:frame presentation:style-name="pr19" draw:text-style-name="P11" draw:layer="layout" svg:width="21.59cm" svg:height="12.179cm" svg:x="1.905cm" svg:y="5.079cm" presentation:class="outline" presentation:user-transformed="true">
          <draw:text-box>
            <text:list text:style-name="L4">
              <text:list-item>
                <text:p text:style-name="P31"><text:span text:style-name="T22">COTS: Commercial Off-the-Shelf (either proprietary or FLOSS)</text:span></text:p>
              </text:list-item>
            </text:list>
            <text:list text:style-name="L4">
              <text:list-item>
                <text:p text:style-name="P31"><text:span text:style-name="T22">DoD: Department of Defense</text:span></text:p>
              </text:list-item>
            </text:list>
            <text:list text:style-name="L4">
              <text:list-item>
                <text:p text:style-name="P31"><text:span text:style-name="T22">HP: Hewlitt-Packard Corporation</text:span></text:p>
              </text:list-item>
            </text:list>
            <text:list text:style-name="L4">
              <text:list-item>
                <text:p text:style-name="P31"><text:span text:style-name="T22">JTA: Joint Technical Architecture (list of standards for the DoD); being renamed to DISR</text:span></text:p>
              </text:list-item>
            </text:list>
            <text:list text:style-name="L4">
              <text:list-item>
                <text:p text:style-name="P31"><text:span text:style-name="T22">OSDL: Open Source Development Labs</text:span></text:p>
              </text:list-item>
            </text:list>
            <text:list text:style-name="L4">
              <text:list-item>
                <text:p text:style-name="P31"><text:span text:style-name="T22">FLOSS: Open Source Software</text:span></text:p>
              </text:list-item>
            </text:list>
            <text:list text:style-name="L4">
              <text:list-item>
                <text:p text:style-name="P31"><text:span text:style-name="T22">RFP: Request for Proposal</text:span></text:p>
              </text:list-item>
            </text:list>
            <text:list text:style-name="L4">
              <text:list-item>
                <text:p text:style-name="P31"><text:span text:style-name="T22">RH: Red Hat, Inc.</text:span></text:p>
              </text:list-item>
            </text:list>
            <text:list text:style-name="L4">
              <text:list-item>
                <text:p text:style-name="P31"><text:span text:style-name="T22">U.S.: United States</text:span></text:p>
              </text:list-item>
            </text:list>
            <text:list text:style-name="L4">
              <text:list-item>
                <text:p text:style-name="P46"><text:span text:style-name="T34"><text:line-break/></text:span><text:span text:style-name="T34">Trademarks belong to the trademark holder.</text:span></text:p>
              </text:list-item>
            </text:list>
          </draw:text-box>
        </draw:frame>
        <presentation:notes draw:style-name="dp3">
          <draw:page-thumbnail draw:style-name="gr2" draw:layer="layout" svg:width="12.889cm" svg:height="9.667cm" svg:x="3.267cm" svg:y="1.936cm" draw:page-number="33" presentation:class="page"/>
          <draw:frame presentation:style-name="pr6" draw:text-style-name="P7" draw:layer="layout" svg:width="14.243cm" svg:height="11.604cm" svg:x="2.588cm" svg:y="12.246cm" presentation:class="notes" presentation:placeholder="true">
            <draw:text-box/>
          </draw:frame>
        </presentation:notes>
      </draw:page>
      <draw:page draw:name="Interesting Documents/Sites"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Interesting Documents/Sites</text:p>
          </draw:text-box>
        </draw:frame>
        <draw:frame presentation:style-name="pr5" draw:text-style-name="P11" draw:layer="layout" svg:width="21.59cm" svg:height="12.696cm" svg:x="1.905cm" svg:y="5.079cm" presentation:class="outline" presentation:user-transformed="true">
          <draw:text-box>
            <text:list text:style-name="L4">
              <text:list-item>
                <text:p text:style-name="P47"><text:span text:style-name="T14">“</text:span><text:span text:style-name="T14">Why OSS/FS? Look at the Numbers!” http://www.dwheeler.com/oss_fs_why.html</text:span></text:p>
              </text:list-item>
            </text:list>
            <text:list text:style-name="L4">
              <text:list-item>
                <text:p text:style-name="P47"><text:span text:style-name="T14">“</text:span><text:span text:style-name="T14">Use of Free and Open Source Software in the US Dept. of Defense” (MITRE, sponsored by DISA)</text:span></text:p>
              </text:list-item>
            </text:list>
            <text:list text:style-name="L4">
              <text:list-item>
                <text:p text:style-name="P47"><text:span text:style-name="T14">President's Information Technology Advisory Committee (PITAC) -- Panel on Open Source Software for High End Computing, October 2000</text:span></text:p>
              </text:list-item>
            </text:list>
            <text:list text:style-name="L4">
              <text:list-item>
                <text:p text:style-name="P47"><text:span text:style-name="T14">“</text:span><text:span text:style-name="T14">Open Source Software (OSS) in the DoD,” DoD memo signed by John P. Stenbit (DoD CIO), May 28, 2003</text:span></text:p>
              </text:list-item>
            </text:list>
            <text:list text:style-name="L4">
              <text:list-item>
                <text:p text:style-name="P47"><text:span text:style-name="T14">Center of Open Source and Government (EgovOS) http://www.egovos.org/</text:span></text:p>
              </text:list-item>
            </text:list>
            <text:list text:style-name="L4">
              <text:list-item>
                <text:p text:style-name="P47"><text:span text:style-name="T14">OpenSector.org http://opensector.org</text:span></text:p>
              </text:list-item>
            </text:list>
            <text:list text:style-name="L4">
              <text:list-item>
                <text:p text:style-name="P47"><text:span text:style-name="T14">Open Source and Industry Alliance http://www.osaia.org</text:span></text:p>
              </text:list-item>
            </text:list>
            <text:list text:style-name="L4">
              <text:list-item>
                <text:p text:style-name="P47"><text:span text:style-name="T14">Open Source Initiative http://www.opensource.org</text:span></text:p>
              </text:list-item>
            </text:list>
            <text:list text:style-name="L4">
              <text:list-item>
                <text:p text:style-name="P47"><text:span text:style-name="T14">Free Software Foundation http://www.fsf.org</text:span></text:p>
              </text:list-item>
            </text:list>
            <text:list text:style-name="L4">
              <text:list-item>
                <text:p text:style-name="P47"><text:span text:style-name="T14">OSS/FS References http://www.dwheeler.com/oss_fs_refs.html</text:span></text:p>
              </text:list-item>
            </text:list>
          </draw:text-box>
        </draw:frame>
        <presentation:notes draw:style-name="dp3">
          <draw:page-thumbnail draw:style-name="gr2" draw:layer="layout" svg:width="12.889cm" svg:height="9.667cm" svg:x="3.267cm" svg:y="1.936cm" draw:page-number="34" presentation:class="page"/>
          <draw:frame presentation:style-name="pr20" draw:text-style-name="P7" draw:layer="layout" svg:width="14.243cm" svg:height="11.604cm" svg:x="2.588cm" svg:y="12.24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draw:marker draw:name="msArrowOpenEnd_20_5" draw:display-name="msArrowOpenEnd 5" svg:viewBox="0 0 315 315" svg:d="m157 0 158 286-48 29-110-202-110 202-47-29z"/>
    <draw:marker draw:name="msArrowOvalEnd_20_5" draw:display-name="msArrowOvalEnd 5" svg:viewBox="0 0 210 210" svg:d="m210 0c0-57-48-105-105-105s-105 48-105 105 48 105 105 105 105-48 105-10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4" style:family="presentation" style:parent-style-name="Default-outline3">
      <style:paragraph-properties fo:margin-left="4.445cm" fo:margin-right="0cm" fo:margin-top="0.282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5" style:family="presentation" style:parent-style-name="Default-outline4">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6" style:family="presentation" style:parent-style-name="Default-outline5">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7" style:family="presentation" style:parent-style-name="Default-outline6">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8" style:family="presentation" style:parent-style-name="Default-outline7">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9" style:family="presentation" style:parent-style-name="Default-outline8">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42cm" fo:page-height="25.78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89cm"/>
    </style:style>
    <style:style style:name="gr2" style:family="graphic" style:parent-style-name="standard">
      <style:graphic-properties draw:stroke="none" draw:fill="none" draw:fill-color="#ffffff" draw:textarea-vertical-align="bottom" draw:auto-grow-height="false" fo:min-height="1.289cm"/>
    </style:style>
    <style:style style:name="gr3" style:family="graphic" style:parent-style-name="standard">
      <style:graphic-properties draw:stroke="solid" svg:stroke-width="0.17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right" draw:textarea-vertical-align="top" draw:auto-grow-height="true" fo:padding-top="0.13cm" fo:padding-bottom="0.13cm" fo:padding-left="0.25cm" fo:padding-right="0.25cm" fo:wrap-option="no-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00cc99" draw:textarea-horizontal-align="left" draw:textarea-vertical-align="top" draw:auto-grow-height="false" draw:auto-grow-width="false" fo:min-height="1.29cm" fo:min-width="0cm" fo:padding-top="0.129cm" fo:padding-bottom="0.129cm" fo:padding-left="0.258cm" fo:padding-right="0.258cm" fo:wrap-option="no-wrap" draw:shadow="hidden" draw:shadow-color="#808080"/>
    </style:style>
    <style:style style:name="pr2" style:family="presentation" style:parent-style-name="Default-backgroundobjects">
      <style:graphic-properties draw:stroke="none" draw:fill="none" draw:fill-color="#00cc99" draw:textarea-horizontal-align="right" draw:textarea-vertical-align="top" draw:auto-grow-height="false" draw:auto-grow-width="false" fo:min-height="1.29cm" fo:min-width="0cm" fo:padding-top="0.129cm" fo:padding-bottom="0.129cm" fo:padding-left="0.258cm" fo:padding-right="0.258cm" fo:wrap-option="no-wrap" draw:shadow="hidden" draw:shadow-color="#808080"/>
    </style:style>
    <style:style style:name="pr3" style:family="presentation" style:parent-style-name="Default-backgroundobjects">
      <style:graphic-properties draw:stroke="none" draw:fill="none" draw:fill-color="#00cc99" draw:textarea-horizontal-align="left" draw:textarea-vertical-align="bottom" draw:auto-grow-height="false" draw:auto-grow-width="false" fo:min-height="1.29cm" fo:min-width="0cm" fo:padding-top="0.129cm" fo:padding-bottom="0.129cm" fo:padding-left="0.258cm" fo:padding-right="0.258cm" fo:wrap-option="no-wrap" draw:shadow="hidden" draw:shadow-color="#808080"/>
    </style:style>
    <style:style style:name="pr4" style:family="presentation" style:parent-style-name="Default-backgroundobjects">
      <style:graphic-properties draw:stroke="none" draw:fill="none" draw:fill-color="#00cc99" draw:textarea-horizontal-align="right" draw:textarea-vertical-align="bottom" draw:auto-grow-height="false" draw:auto-grow-width="false" fo:min-height="1.29cm" fo:min-width="0cm" fo:padding-top="0.129cm" fo:padding-bottom="0.129cm" fo:padding-left="0.258cm" fo:padding-right="0.258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style:writing-mode="lr-tb"/>
    </style:style>
    <style:style style:name="P5" style:family="paragraph">
      <style:paragraph-properties fo:margin-left="0cm" fo:margin-right="0cm" fo:margin-top="0.308cm" fo:margin-bottom="0cm" fo:line-height="100%" fo:text-align="end" text:enable-numbering="false" fo:text-indent="0cm" style:punctuation-wrap="simple" style:line-break="normal"/>
    </style:style>
    <style:style style:name="P6" style:family="paragraph">
      <style:paragraph-properties fo:text-align="center"/>
    </style:style>
    <style:style style:name="P7" style:family="paragraph">
      <style:paragraph-properties fo:margin-left="0cm" fo:margin-right="0cm" text:enable-numbering="false" fo:text-indent="0cm" style:writing-mode="lr-tb"/>
      <style:text-properties fo:font-size="14pt" style:font-size-asian="14pt" style:font-size-complex="14pt"/>
    </style:style>
    <style:style style:name="P8"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entury Schoolbook'" style:font-family-generic="roman" style:font-pitch="variable"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185cm" svg:height="4.639cm" svg:x="2.247cm" svg:y="3.609cm" draw:page-number="1"/>
      <draw:page-thumbnail draw:layer="backgroundobjects" svg:width="6.185cm" svg:height="4.639cm" svg:x="10.986cm" svg:y="3.609cm"/>
      <draw:page-thumbnail draw:layer="backgroundobjects" svg:width="6.185cm" svg:height="4.639cm" svg:x="2.247cm" svg:y="10.569cm"/>
      <draw:page-thumbnail draw:layer="backgroundobjects" svg:width="6.185cm" svg:height="4.639cm" svg:x="10.986cm" svg:y="10.569cm"/>
      <draw:page-thumbnail draw:layer="backgroundobjects" svg:width="6.185cm" svg:height="4.639cm" svg:x="2.247cm" svg:y="17.529cm"/>
      <draw:page-thumbnail draw:layer="backgroundobjects" svg:width="6.185cm" svg:height="4.639cm" svg:x="10.986cm" svg:y="17.529cm"/>
      <draw:frame draw:style-name="gr1" draw:text-style-name="P1" draw:layer="backgroundobjects" svg:width="8.427cm" svg:height="1.288cm" svg:x="0cm" svg:y="0cm" presentation:class="header">
        <draw:text-box>
          <text:p text:style-name="P1"><text:span text:style-name="T1"><presentation:header/></text:span></text:p>
        </draw:text-box>
      </draw:frame>
      <draw:frame draw:style-name="gr1" draw:text-style-name="P2" draw:layer="backgroundobjects" svg:width="8.427cm" svg:height="1.288cm" svg:x="10.992cm" svg:y="0cm" presentation:class="date-time">
        <draw:text-box>
          <text:p text:style-name="P2"><text:span text:style-name="T1"><presentation:date-time/></text:span></text:p>
        </draw:text-box>
      </draw:frame>
      <draw:frame draw:style-name="gr2" draw:text-style-name="P1" draw:layer="backgroundobjects" svg:width="8.427cm" svg:height="1.288cm" svg:x="0cm" svg:y="24.491cm" presentation:class="footer">
        <draw:text-box>
          <text:p text:style-name="P1"><text:span text:style-name="T1"><presentation:footer/></text:span></text:p>
        </draw:text-box>
      </draw:frame>
      <draw:frame draw:style-name="gr2" draw:text-style-name="P2" draw:layer="backgroundobjects" svg:width="8.427cm" svg:height="1.288cm" svg:x="10.992cm" svg:y="24.491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17.78cm" svg:height="2.33cm" svg:x="5.715cm" svg:y="1.454cm" presentation:class="title" presentation:placeholder="true">
        <draw:text-box/>
      </draw:frame>
      <draw:frame presentation:style-name="Default-outline1" draw:layer="backgroundobjects" svg:width="21.59cm" svg:height="13.716cm" svg:x="1.905cm" svg:y="5.079cm" presentation:class="outline" presentation:placeholder="true">
        <draw:text-box/>
      </draw:frame>
      <draw:line draw:style-name="gr3" draw:text-style-name="P3" draw:layer="backgroundobjects" svg:x1="1.905cm" svg:y1="4.07cm" svg:x2="23.495cm" svg:y2="4.07cm">
        <text:p/>
      </draw:line>
      <draw:custom-shape draw:style-name="gr4" draw:text-style-name="P4" draw:layer="backgroundobjects" svg:width="8.043cm" svg:height="0.846cm" svg:x="15.452cm" svg:y="17.357cm">
        <text:p/>
        <draw:enhanced-geometry svg:viewBox="0 0 21600 21600" draw:type="rectangle" draw:enhanced-path="M 0 0 L 21600 0 21600 21600 0 21600 0 0 Z N"/>
      </draw:custom-shape>
      <draw:custom-shape draw:style-name="gr5" draw:text-style-name="P4" draw:layer="backgroundobjects" svg:width="4.233cm" svg:height="0.862cm" svg:x="19.262cm" svg:y="17.357cm">
        <text:p text:style-name="P5"><text:span text:style-name="T2"><text:page-number>&lt;number&gt;</text:page-number></text:span></text:p>
        <draw:enhanced-geometry svg:viewBox="0 0 21600 21600" draw:type="mso-spt202" draw:enhanced-path="M 0 0 L 21600 0 21600 21600 0 21600 0 0 Z N"/>
      </draw:custom-shape>
      <presentation:notes style:page-layout-name="PM0">
        <draw:rect draw:style-name="gr6" draw:text-style-name="P6" draw:layer="backgroundobjects" svg:width="19.42cm" svg:height="25.78cm" svg:x="0cm" svg:y="0cm">
          <text:p/>
        </draw:rect>
        <draw:frame presentation:style-name="pr1" draw:text-style-name="P7" draw:layer="backgroundobjects" svg:width="8.414cm" svg:height="1.289cm" svg:x="0cm" svg:y="0cm" presentation:class="header">
          <draw:text-box>
            <text:p text:style-name="P7"><text:span text:style-name="T3"><presentation:header/></text:span></text:p>
          </draw:text-box>
        </draw:frame>
        <draw:frame presentation:style-name="pr2" draw:text-style-name="P8" draw:layer="backgroundobjects" svg:width="8.413cm" svg:height="1.289cm" svg:x="11.006cm" svg:y="0cm" presentation:class="date-time">
          <draw:text-box>
            <text:p text:style-name="P8"><text:span text:style-name="T3"><presentation:date-time/></text:span></text:p>
          </draw:text-box>
        </draw:frame>
        <draw:page-thumbnail presentation:style-name="Default-title" draw:layer="backgroundobjects" svg:width="12.889cm" svg:height="9.667cm" svg:x="3.267cm" svg:y="1.936cm" presentation:class="page"/>
        <draw:frame presentation:style-name="Default-notes" draw:layer="backgroundobjects" svg:width="14.243cm" svg:height="11.603cm" svg:x="2.588cm" svg:y="12.246cm" presentation:class="notes" presentation:placeholder="true">
          <draw:text-box/>
        </draw:frame>
        <draw:frame presentation:style-name="pr3" draw:text-style-name="P7" draw:layer="backgroundobjects" svg:width="8.414cm" svg:height="1.289cm" svg:x="0cm" svg:y="24.495cm" presentation:class="footer">
          <draw:text-box>
            <text:p text:style-name="P7"><text:span text:style-name="T3"><presentation:footer/></text:span></text:p>
          </draw:text-box>
        </draw:frame>
        <draw:frame presentation:style-name="pr4" draw:text-style-name="P8" draw:layer="backgroundobjects" svg:width="8.413cm" svg:height="1.289cm" svg:x="11.006cm" svg:y="24.495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dc:title>Open Source Software (OSS) and Software Assurance (Security)</dc:title>
    <meta:initial-creator>IDA</meta:initial-creator>
    <meta:creation-date>2004-01-15T16:50:03</meta:creation-date>
    <dc:date>2006-05-16T23:17:39</dc:date>
    <meta:print-date>2006-03-01T11:21:18</meta:print-date>
    <dc:language>en-US</dc:language>
    <meta:editing-cycles>184</meta:editing-cycles>
    <meta:editing-duration>PT5H19M5S</meta:editing-duration>
    <meta:user-defined meta:name="Info 1"/>
    <meta:user-defined meta:name="Info 2"/>
    <meta:user-defined meta:name="Info 3"/>
    <meta:user-defined meta:name="Info 4"/>
    <meta:document-statistic meta:object-count="207"/>
  </office:meta>
</office:document-meta>
</file>